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441cm" table:align="left"/>
    </style:style>
    <style:style style:name="Table1.A" style:family="table-column">
      <style:table-column-properties style:column-width="0.566cm"/>
    </style:style>
    <style:style style:name="Table1.B" style:family="table-column">
      <style:table-column-properties style:column-width="1.739cm"/>
    </style:style>
    <style:style style:name="Table1.C" style:family="table-column">
      <style:table-column-properties style:column-width="5.115cm"/>
    </style:style>
    <style:style style:name="Table1.D" style:family="table-column">
      <style:table-column-properties style:column-width="1.355cm"/>
    </style:style>
    <style:style style:name="Table1.E" style:family="table-column">
      <style:table-column-properties style:column-width="2.66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176055"/>
    </style:style>
    <style:style style:name="P8" style:family="paragraph" style:parent-style-name="Preformatted_20_Text" style:list-style-name="L11">
      <style:paragraph-properties fo:margin-top="0cm" fo:margin-bottom="0.499cm" style:contextual-spacing="false"/>
    </style:style>
    <style:style style:name="P9" style:family="paragraph" style:parent-style-name="Preformatted_20_Text" style:list-style-name="L21"/>
    <style:style style:name="P10" style:family="paragraph" style:parent-style-name="Preformatted_20_Text" style:list-style-name="L21">
      <style:paragraph-properties fo:margin-top="0cm" fo:margin-bottom="0.499cm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T1" style:family="text">
      <style:text-properties officeooo:rsid="00176055"/>
    </style:style>
    <style:style style:name="T2" style:family="text">
      <style:text-properties officeooo:rsid="0018af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786_1652958198" text:style-name="Index_20_Link" text:visited-style-name="Index_20_Link">Дипломный проект.<text:tab/>2</text:a></text:p>
          <text:p text:style-name="P3"><text:a xlink:type="simple" xlink:href="#__RefHeading___Toc3788_1652958198" text:style-name="Index_20_Link" text:visited-style-name="Index_20_Link">🧩 1. Анализ и обработка данных (максимум = 6 баллов)<text:tab/>2</text:a></text:p>
          <text:p text:style-name="P5"><text:a xlink:type="simple" xlink:href="#__RefHeading___Toc3790_1652958198" text:style-name="Index_20_Link" text:visited-style-name="Index_20_Link">✅ Обработка и очистка данных (2 балла)<text:tab/>2</text:a></text:p>
          <text:p text:style-name="P5"><text:a xlink:type="simple" xlink:href="#__RefHeading___Toc3792_1652958198" text:style-name="Index_20_Link" text:visited-style-name="Index_20_Link">✅ Статистический анализ данных (2 балла)<text:tab/>3</text:a></text:p>
          <text:p text:style-name="P5"><text:a xlink:type="simple" xlink:href="#__RefHeading___Toc3794_1652958198" text:style-name="Index_20_Link" text:visited-style-name="Index_20_Link">✅ Использование инструментов визуализации (2 балла)<text:tab/>3</text:a></text:p>
          <text:p text:style-name="P3"><text:a xlink:type="simple" xlink:href="#__RefHeading___Toc3796_1652958198" text:style-name="Index_20_Link" text:visited-style-name="Index_20_Link">🤖 2. Применение ML и DL (максимум = 12 баллов)<text:tab/>4</text:a></text:p>
          <text:p text:style-name="P5"><text:a xlink:type="simple" xlink:href="#__RefHeading___Toc3798_1652958198" text:style-name="Index_20_Link" text:visited-style-name="Index_20_Link">✅ Baseline (2 балла)<text:tab/>4</text:a></text:p>
          <text:p text:style-name="P5"><text:a xlink:type="simple" xlink:href="#__RefHeading___Toc3800_1652958198" text:style-name="Index_20_Link" text:visited-style-name="Index_20_Link">✅ Соответствие методов задаче (2 балла)<text:tab/>4</text:a></text:p>
          <text:p text:style-name="P5"><text:a xlink:type="simple" xlink:href="#__RefHeading___Toc3802_1652958198" text:style-name="Index_20_Link" text:visited-style-name="Index_20_Link">✅ Комплексность методов (3 балла)<text:tab/>5</text:a></text:p>
          <text:p text:style-name="P5"><text:a xlink:type="simple" xlink:href="#__RefHeading___Toc3804_1652958198" text:style-name="Index_20_Link" text:visited-style-name="Index_20_Link">✅ Валидация и воспроизводимость (2 балла)<text:tab/>5</text:a></text:p>
          <text:p text:style-name="P5"><text:a xlink:type="simple" xlink:href="#__RefHeading___Toc3806_1652958198" text:style-name="Index_20_Link" text:visited-style-name="Index_20_Link">✅ Продакшн-готовность (3 балла)<text:tab/>5</text:a></text:p>
          <text:p text:style-name="P5"><text:a xlink:type="simple" xlink:href="#__RefHeading___Toc3808_1652958198" text:style-name="Index_20_Link" text:visited-style-name="Index_20_Link">✅ Использование дополнительных инструментов (2 балла)<text:tab/>6</text:a></text:p>
          <text:p text:style-name="P3"><text:a xlink:type="simple" xlink:href="#__RefHeading___Toc3810_1652958198" text:style-name="Index_20_Link" text:visited-style-name="Index_20_Link">🧱 Пример финальной структуры проекта<text:tab/>6</text:a></text:p>
          <text:p text:style-name="P4"><text:a xlink:type="simple" xlink:href="#__RefHeading___Toc3812_1652958198" text:style-name="Index_20_Link" text:visited-style-name="Index_20_Link">🚀 Шаг 1. Базовая структура проекта<text:tab/>8</text:a></text:p>
          <text:p text:style-name="P4"><text:a xlink:type="simple" xlink:href="#__RefHeading___Toc3814_1652958198" text:style-name="Index_20_Link" text:visited-style-name="Index_20_Link">🚀 Шаг 2. Добавим стартовые файлы<text:tab/>8</text:a></text:p>
          <text:p text:style-name="P5"><text:a xlink:type="simple" xlink:href="#__RefHeading___Toc3816_1652958198" text:style-name="Index_20_Link" text:visited-style-name="Index_20_Link">📘 README.md<text:tab/>8</text:a></text:p>
          <text:p text:style-name="P5"><text:a xlink:type="simple" xlink:href="#__RefHeading___Toc3818_1652958198" text:style-name="Index_20_Link" text:visited-style-name="Index_20_Link">🧠 src/app/main.py — базовый FastAPI сервер<text:tab/>9</text:a></text:p>
          <text:p text:style-name="P5"><text:a xlink:type="simple" xlink:href="#__RefHeading___Toc3820_1652958198" text:style-name="Index_20_Link" text:visited-style-name="Index_20_Link">🗣️ src/app/routes/ask.py<text:tab/>9</text:a></text:p>
          <text:p text:style-name="P5"><text:a xlink:type="simple" xlink:href="#__RefHeading___Toc3822_1652958198" text:style-name="Index_20_Link" text:visited-style-name="Index_20_Link">🩺 src/app/routes/health.py<text:tab/>10</text:a></text:p>
          <text:p text:style-name="P5"><text:a xlink:type="simple" xlink:href="#__RefHeading___Toc3824_1652958198" text:style-name="Index_20_Link" text:visited-style-name="Index_20_Link">📄 src/retrieval/retriever.py<text:tab/>10</text:a></text:p>
          <text:p text:style-name="P5"><text:a xlink:type="simple" xlink:href="#__RefHeading___Toc3826_1652958198" text:style-name="Index_20_Link" text:visited-style-name="Index_20_Link">✍️ src/generation/generator.py<text:tab/>10</text:a></text:p>
          <text:p text:style-name="P5"><text:a xlink:type="simple" xlink:href="#__RefHeading___Toc3828_1652958198" text:style-name="Index_20_Link" text:visited-style-name="Index_20_Link">📓 notebooks/01_data_preparation.ipynb<text:tab/>10</text:a></text:p>
          <text:p text:style-name="P5"><text:a xlink:type="simple" xlink:href="#__RefHeading___Toc3830_1652958198" text:style-name="Index_20_Link" text:visited-style-name="Index_20_Link">📓 notebooks/03_baseline_vs_embeddings.ipynb<text:tab/>10</text:a></text:p>
          <text:p text:style-name="P5"><text:a xlink:type="simple" xlink:href="#__RefHeading___Toc3832_1652958198" text:style-name="Index_20_Link" text:visited-style-name="Index_20_Link">🧰 Dockerfile<text:tab/>11</text:a></text:p>
          <text:p text:style-name="P5"><text:a xlink:type="simple" xlink:href="#__RefHeading___Toc3834_1652958198" text:style-name="Index_20_Link" text:visited-style-name="Index_20_Link">⚙️ docker-compose.yml<text:tab/>11</text:a></text:p>
          <text:p text:style-name="P5"><text:a xlink:type="simple" xlink:href="#__RefHeading___Toc3836_1652958198" text:style-name="Index_20_Link" text:visited-style-name="Index_20_Link">📦 Pipfile<text:tab/>11</text:a></text:p>
          <text:p text:style-name="P3"><text:a xlink:type="simple" xlink:href="#__RefHeading___Toc3838_1652958198" text:style-name="Index_20_Link" text:visited-style-name="Index_20_Link">Insight AI — RAG-based Assistant (шаблон проекта)<text:tab/>13</text:a></text:p>
          <text:p text:style-name="P4"><text:a xlink:type="simple" xlink:href="#__RefHeading___Toc3840_1652958198" text:style-name="Index_20_Link" text:visited-style-name="Index_20_Link">Структура проекта (рекомендуемая)<text:tab/>13</text:a></text:p>
          <text:p text:style-name="P4"><text:a xlink:type="simple" xlink:href="#__RefHeading___Toc3842_1652958198" text:style-name="Index_20_Link" text:visited-style-name="Index_20_Link">Ключевые файлы — содержимое (шаблоны)<text:tab/>13</text:a></text:p>
          <text:p text:style-name="P5"><text:a xlink:type="simple" xlink:href="#__RefHeading___Toc3844_1652958198" text:style-name="Index_20_Link" text:visited-style-name="Index_20_Link">Pipfile<text:tab/>14</text:a></text:p>
          <text:p text:style-name="P5"><text:a xlink:type="simple" xlink:href="#__RefHeading___Toc3846_1652958198" text:style-name="Index_20_Link" text:visited-style-name="Index_20_Link">config/config.yaml<text:tab/>14</text:a></text:p>
          <text:p text:style-name="P5"><text:a xlink:type="simple" xlink:href="#__RefHeading___Toc3848_1652958198" text:style-name="Index_20_Link" text:visited-style-name="Index_20_Link">src/app/main.py<text:tab/>15</text:a></text:p>
          <text:p text:style-name="P5"><text:a xlink:type="simple" xlink:href="#__RefHeading___Toc3850_1652958198" text:style-name="Index_20_Link" text:visited-style-name="Index_20_Link">src/app/routes/ask.py<text:tab/>15</text:a></text:p>
          <text:p text:style-name="P5"><text:a xlink:type="simple" xlink:href="#__RefHeading___Toc3852_1652958198" text:style-name="Index_20_Link" text:visited-style-name="Index_20_Link">src/data/loader.py — чтение разных форматов (ODT, PDF, IPYNB)<text:tab/>15</text:a></text:p>
          <text:p text:style-name="P5"><text:a xlink:type="simple" xlink:href="#__RefHeading___Toc3854_1652958198" text:style-name="Index_20_Link" text:visited-style-name="Index_20_Link">src/data/ocr.py — OCR для картинок<text:tab/>16</text:a></text:p>
          <text:p text:style-name="P5"><text:a xlink:type="simple" xlink:href="#__RefHeading___Toc3856_1652958198" text:style-name="Index_20_Link" text:visited-style-name="Index_20_Link">src/embeddings/encoder.py<text:tab/>16</text:a></text:p>
          <text:p text:style-name="P5"><text:a xlink:type="simple" xlink:href="#__RefHeading___Toc3858_1652958198" text:style-name="Index_20_Link" text:visited-style-name="Index_20_Link">src/embeddings/indexer.py (FAISS wrapper)<text:tab/>16</text:a></text:p>
          <text:p text:style-name="P5"><text:a xlink:type="simple" xlink:href="#__RefHeading___Toc3860_1652958198" text:style-name="Index_20_Link" text:visited-style-name="Index_20_Link">src/retrieval/retriever.py (микрошлюз)<text:tab/>17</text:a></text:p>
          <text:p text:style-name="P5"><text:a xlink:type="simple" xlink:href="#__RefHeading___Toc3862_1652958198" text:style-name="Index_20_Link" text:visited-style-name="Index_20_Link">src/generation/generator.py — вызов LLM (локальный HF-стек или API)<text:tab/>17</text:a></text:p>
          <text:p text:style-name="P5"><text:a xlink:type="simple" xlink:href="#__RefHeading___Toc3864_1652958198" text:style-name="Index_20_Link" text:visited-style-name="Index_20_Link">src/app/telegram_bot.py — минимальный бот<text:tab/>17</text:a></text:p>
          <text:p text:style-name="P5"><text:a xlink:type="simple" xlink:href="#__RefHeading___Toc3866_1652958198" text:style-name="Index_20_Link" text:visited-style-name="Index_20_Link">Dockerfile (минимальный)<text:tab/>18</text:a></text:p>
          <text:p text:style-name="P5"><text:a xlink:type="simple" xlink:href="#__RefHeading___Toc3868_1652958198" text:style-name="Index_20_Link" text:visited-style-name="Index_20_Link">docker-compose.yml<text:tab/>18</text:a></text:p>
          <text:p text:style-name="P4"><text:a xlink:type="simple" xlink:href="#__RefHeading___Toc3870_1652958198" text:style-name="Index_20_Link" text:visited-style-name="Index_20_Link">Инструкции по сборке индекса (скрипт scripts/build_index.py)<text:tab/>18</text:a></text:p>
          <text:p text:style-name="P4"><text:a xlink:type="simple" xlink:href="#__RefHeading___Toc3872_1652958198" text:style-name="Index_20_Link" text:visited-style-name="Index_20_Link">Пример: загрузка ODT и OCR (сценарий)<text:tab/>18</text:a></text:p>
          <text:p text:style-name="P4"><text:a xlink:type="simple" xlink:href="#__RefHeading___Toc3874_1652958198" text:style-name="Index_20_Link" text:visited-style-name="Index_20_Link">Работа с S3 (boto3) — пример загрузки индекса/документов<text:tab/>19</text:a></text:p>
          <text:p text:style-name="P4"><text:a xlink:type="simple" xlink:href="#__RefHeading___Toc3876_1652958198" text:style-name="Index_20_Link" text:visited-style-name="Index_20_Link">Тесты и воспроизводимость<text:tab/>19</text:a></text:p>
          <text:p text:style-name="P4"><text:a xlink:type="simple" xlink:href="#__RefHeading___Toc3878_1652958198" text:style-name="Index_20_Link" text:visited-style-name="Index_20_Link">Развертывание и продакшн рекомендации<text:tab/>19</text:a></text:p>
          <text:p text:style-name="P4"><text:a xlink:type="simple" xlink:href="#__RefHeading___Toc3880_1652958198" text:style-name="Index_20_Link" text:visited-style-name="Index_20_Link">Скрипт для автоматического создания файлов (если хочешь быстро развернуть шаблон локально)<text:tab/>19</text:a></text:p>
          <text:p text:style-name="P4"><text:a xlink:type="simple" xlink:href="#__RefHeading___Toc3882_1652958198" text:style-name="Index_20_Link" text:visited-style-name="Index_20_Link">Что дальше (план работы)<text:tab/>20</text:a></text:p>
          <text:p text:style-name="P3"><text:a xlink:type="simple" xlink:href="#__RefHeading___Toc3884_1652958198" text:style-name="Index_20_Link" text:visited-style-name="Index_20_Link"><text:soft-page-break/>Идея<text:tab/>21</text:a></text:p>
          <text:p text:style-name="P5"><text:a xlink:type="simple" xlink:href="#__RefHeading___Toc3886_1652958198" text:style-name="Index_20_Link" text:visited-style-name="Index_20_Link">🔍 Что ты предлагаешь сделать — по шагам<text:tab/>21</text:a></text:p>
          <text:p text:style-name="P5"><text:a xlink:type="simple" xlink:href="#__RefHeading___Toc3888_1652958198" text:style-name="Index_20_Link" text:visited-style-name="Index_20_Link">⚙️ Пример кода (минимальный прототип)<text:tab/>22</text:a></text:p>
          <text:p text:style-name="P5"><text:a xlink:type="simple" xlink:href="#__RefHeading___Toc3890_1652958198" text:style-name="Index_20_Link" text:visited-style-name="Index_20_Link">🔬 Идеи для развития:<text:tab/>22</text:a></text:p>
          <text:p text:style-name="P3"><text:a xlink:type="simple" xlink:href="#__RefHeading___Toc3915_1652958198" text:style-name="Index_20_Link" text:visited-style-name="Index_20_Link"><text:s/>план и шаблон проекта для модуля semantic_clustering.ipynb<text:tab/>23</text:a></text:p>
          <text:p text:style-name="P4"><text:a xlink:type="simple" xlink:href="#__RefHeading___Toc3892_1652958198" text:style-name="Index_20_Link" text:visited-style-name="Index_20_Link">🧩 1. Структура проекта (папки)<text:tab/>23</text:a></text:p>
          <text:p text:style-name="P4"><text:a xlink:type="simple" xlink:href="#__RefHeading___Toc3894_1652958198" text:style-name="Index_20_Link" text:visited-style-name="Index_20_Link">⚙️ 2. Шаги, реализуемые в semantic_clustering.ipynb<text:tab/>24</text:a></text:p>
          <text:p text:style-name="P5"><text:a xlink:type="simple" xlink:href="#__RefHeading___Toc3896_1652958198" text:style-name="Index_20_Link" text:visited-style-name="Index_20_Link">🔹 Шаг 1. Загрузка и подготовка данных<text:tab/>24</text:a></text:p>
          <text:p text:style-name="P5"><text:a xlink:type="simple" xlink:href="#__RefHeading___Toc3898_1652958198" text:style-name="Index_20_Link" text:visited-style-name="Index_20_Link">🔹 Шаг 2. Векторизация (TF-IDF или SentenceTransformer)<text:tab/>24</text:a></text:p>
          <text:p text:style-name="P6"><text:a xlink:type="simple" xlink:href="#__RefHeading___Toc3900_1652958198" text:style-name="Index_20_Link" text:visited-style-name="Index_20_Link">✅ Вариант 1 — TF-IDF (простой)<text:tab/>24</text:a></text:p>
          <text:p text:style-name="P6"><text:a xlink:type="simple" xlink:href="#__RefHeading___Toc3902_1652958198" text:style-name="Index_20_Link" text:visited-style-name="Index_20_Link">🚀 Вариант 2 — Эмбеддинги (Sentence-BERT)<text:tab/>24</text:a></text:p>
          <text:p text:style-name="P5"><text:a xlink:type="simple" xlink:href="#__RefHeading___Toc3904_1652958198" text:style-name="Index_20_Link" text:visited-style-name="Index_20_Link">🔹 Шаг 3. Кластеризация<text:tab/>24</text:a></text:p>
          <text:p text:style-name="P5"><text:a xlink:type="simple" xlink:href="#__RefHeading___Toc3906_1652958198" text:style-name="Index_20_Link" text:visited-style-name="Index_20_Link">🔹 Шаг 4. Визуализация (PCA / UMAP + WordCloud)<text:tab/>25</text:a></text:p>
          <text:p text:style-name="P5"><text:a xlink:type="simple" xlink:href="#__RefHeading___Toc3908_1652958198" text:style-name="Index_20_Link" text:visited-style-name="Index_20_Link">🔹 Шаг 5. Анализ результата<text:tab/>25</text:a></text:p>
          <text:p text:style-name="P5"><text:a xlink:type="simple" xlink:href="#__RefHeading___Toc3910_1652958198" text:style-name="Index_20_Link" text:visited-style-name="Index_20_Link">🔹 Шаг 6. Сохранение результата<text:tab/>26</text:a></text:p>
          <text:p text:style-name="P5"><text:a xlink:type="simple" xlink:href="#__RefHeading___Toc3912_1652958198" text:style-name="Index_20_Link" text:visited-style-name="Index_20_Link">💡 Результат работы ноутбука<text:tab/>26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3786_1652958198"/>Дипломный проект.<text:bookmark-end text:name="__RefHeading___Toc3786_1652958198"/></text:h>
      <text:p text:style-name="Standard"/>
      <text:p text:style-name="Text_20_body"><text:s/>В качестве дипломного проекта я хочу сделать AI-ассистента на основе собранных мной в течение обучения конспектов, ноутбуков и учебников. То есть реализовать RAG проект. </text:p>
      <text:p text:style-name="Text_20_body">Первая часть будет состоять из загрузки файлов разных типов (конспекты в odt, ноутбуки ipynb и учебники pdf), распознавание с картинок текста при необходимости, <text:s/>анализа текста и структуры. Формирование кусочков контекста.</text:p>
      <text:p text:style-name="Text_20_body">Во второй части я создам векторизованную базу данных из доступных текстов.</text:p>
      <text:p text:style-name="Text_20_body">В третьей части я подберу алгоритм (обучу модель?) для поиска наиболее соответствующих кусочков контекста из бд в соответствии с запросом.</text:p>
      <text:p text:style-name="Text_20_body">В четвертой части я поэкспериментирую с доступными LLM из huggingface, принимающих контекст и на основе его выдающее краткое резюме и ссылки на соответствующие файлы.</text:p>
      <text:p text:style-name="Text_20_body">В пятой части я займусь написанием приложения на fastapi, реализующее прием запроса, токенизацию его и выполнение поиска близкого контекста из заранее созданной <text:s/>и доступной векторизованной базы знаний, передачу контекста в LLM и получение от нее резюмированного пересказа и источников. И, соответственно, написание сервера, архитектуры приложения, выбор брокера и менеджера очередей.</text:p>
      <text:p text:style-name="Text_20_body">И, наконец, подготовка с деплою - создание докер-контейнера, подключение к api телеграм бота. Хостинг пока не знаю какой использовать. Базу знаний и модели разместить на Amazon S3 c библиотекой boto3.</text:p>
      <text:p text:style-name="Text_20_body"/>
      <text:p text:style-name="Text_20_body"><text:soft-page-break/>Отличный проект и потрясающе чёткое понимание этапов! 🌟<text:line-break/>Ты выбрала именно тот тип диплома (RAG-ассистент), где можно показать <text:span text:style-name="Strong_20_Emphasis">все компетенции</text:span> — от обработки данных и ML до продакшн-инженерии.</text:p>
      <text:p text:style-name="Text_20_body">Ниже — <text:span text:style-name="Strong_20_Emphasis">структура проекта и пошаговое соответствие критериям</text:span>, чтобы гарантированно набрать <text:span text:style-name="Strong_20_Emphasis">максимальный балл по каждому пункту</text:span>.<text:line-break/>Я распишу: ✅ <text:span text:style-name="Emphasis">что нужно сделать</text:span>, 💡 <text:span text:style-name="Emphasis">как это доказать в ноутбуке/отчёте</text:span> и 📁 <text:span text:style-name="Emphasis">структуру проекта</text:span>.</text:p>
      <text:p text:style-name="Horizontal_20_Line"/>
      <text:h text:style-name="Heading_20_1" text:outline-level="1"><text:bookmark-start text:name="__RefHeading___Toc3788_1652958198"/>🧩 1. Анализ и обработка данных (максимум = 6 баллов)<text:bookmark-end text:name="__RefHeading___Toc3788_1652958198"/></text:h>
      <text:h text:style-name="Heading_20_3" text:outline-level="3"><text:bookmark-start text:name="__RefHeading___Toc3790_1652958198"/>✅ Обработка и очистка данных (2 балла)<text:bookmark-end text:name="__RefHeading___Toc3790_1652958198"/></text:h>
      <text:p text:style-name="Text_20_body"><text:span text:style-name="Strong_20_Emphasis">Что сделать:</text:span></text:p>
      <text:list text:style-name="L1">
        <text:list-item>
          <text:p text:style-name="P11">Собери <text:span text:style-name="Emphasis">свои файлы</text:span>: <text:span text:style-name="Source_20_Text">.odt</text:span>, <text:span text:style-name="Source_20_Text">.ipynb</text:span>, <text:span text:style-name="Source_20_Text">.pdf</text:span>, <text:span text:style-name="Source_20_Text">.jpg/.png</text:span> с текстом.</text:p>
        </text:list-item>
        <text:list-item>
          <text:p text:style-name="P11">Реализуй:</text:p>
          <text:list>
            <text:list-item>
              <text:p text:style-name="P11">Конвертацию всех форматов в <text:span text:style-name="Strong_20_Emphasis">текст</text:span> (<text:span text:style-name="Source_20_Text">odfpy</text:span>, <text:span text:style-name="Source_20_Text">nbformat</text:span>, <text:span text:style-name="Source_20_Text">PyMuPDF</text:span>, <text:span text:style-name="Source_20_Text">pytesseract</text:span>).</text:p>
            </text:list-item>
            <text:list-item>
              <text:p text:style-name="P11">Очистку: удалить мусор, HTML-теги, пустые строки, служебные символы.</text:p>
            </text:list-item>
            <text:list-item>
              <text:p text:style-name="P11">Нормализацию: привести текст к нижнему регистру, удалить стоп-слова, токенизировать (<text:span text:style-name="Source_20_Text">nltk</text:span>, <text:span text:style-name="Source_20_Text">spacy</text:span>).</text:p>
            </text:list-item>
          </text:list>
        </text:list-item>
        <text:list-item>
          <text:p text:style-name="P11">В notebook-е продемонстрируй пайплайн очистки + примеры до/после.</text:p>
        </text:list-item>
      </text:list>
      <text:p text:style-name="Text_20_body">💡 <text:span text:style-name="Emphasis">Докажи в отчёте:</text:span></text:p>
      <text:p text:style-name="Quotations">Проведена собственная обработка исходных данных, реализованы функции очистки и стандартизации текстов разных форматов.</text:p>
      <text:p text:style-name="Text_20_body">📁 <text:span text:style-name="Emphasis">Структура:</text:span></text:p>
      <text:p text:style-name="Preformatted_20_Text"><text:span text:style-name="Source_20_Text">data/</text:span></text:p>
      <text:p text:style-name="Preformatted_20_Text"><text:span text:style-name="Source_20_Text"><text:s text:c="2"/>raw/</text:span></text:p>
      <text:p text:style-name="Preformatted_20_Text"><text:span text:style-name="Source_20_Text"><text:s text:c="2"/>processed/</text:span></text:p>
      <text:p text:style-name="Preformatted_20_Text"><text:span text:style-name="Source_20_Text">notebooks/</text:span></text:p>
      <text:p text:style-name="Preformatted_20_Text"><text:span text:style-name="Source_20_Text"><text:s text:c="2"/>01_data_preparation.ipynb</text:span></text:p>
      <text:p text:style-name="Preformatted_20_Text"><text:span text:style-name="Source_20_Text">src/</text:span></text:p>
      <text:p text:style-name="P1"><text:span text:style-name="Source_20_Text"><text:s text:c="2"/>data_preparation.py</text:span></text:p>
      <text:p text:style-name="Horizontal_20_Line"/>
      <text:h text:style-name="Heading_20_3" text:outline-level="3"><text:bookmark-start text:name="__RefHeading___Toc3792_1652958198"/>✅ Статистический анализ данных (2 балла)<text:bookmark-end text:name="__RefHeading___Toc3792_1652958198"/></text:h>
      <text:p text:style-name="Text_20_body"><text:span text:style-name="Strong_20_Emphasis">Что сделать:</text:span></text:p>
      <text:list text:style-name="L2">
        <text:list-item>
          <text:p text:style-name="P12">Проанализируй тексты:</text:p>
          <text:list>
            <text:list-item>
              <text:p text:style-name="P12">Распределение по источникам.</text:p>
            </text:list-item>
            <text:list-item>
              <text:p text:style-name="P12"><text:soft-page-break/>Среднюю длину документов.</text:p>
            </text:list-item>
            <text:list-item>
              <text:p text:style-name="P12">Самые частые слова / биграммы.</text:p>
            </text:list-item>
            <text:list-item>
              <text:p text:style-name="P12">Частотность слов → покажи <text:span text:style-name="Strong_20_Emphasis">Zipf’s Law</text:span>.</text:p>
            </text:list-item>
          </text:list>
        </text:list-item>
        <text:list-item>
          <text:p text:style-name="P12">Проверь гипотезы:</text:p>
          <text:list>
            <text:list-item>
              <text:p text:style-name="P12">Разница длины конспектов и учебников (t-test, Mann-Whitney).</text:p>
            </text:list-item>
            <text:list-item>
              <text:p text:style-name="P12">Различие частот терминов (chi-square).</text:p>
            </text:list-item>
          </text:list>
        </text:list-item>
        <text:list-item>
          <text:p text:style-name="P12">Построй wordcloud, гистограммы, боксплоты.</text:p>
        </text:list-item>
      </text:list>
      <text:p text:style-name="Text_20_body">💡 <text:span text:style-name="Emphasis">Докажи:</text:span></text:p>
      <text:p text:style-name="Quotations">Выводы статистически подтверждены, а не просто описаны визуально.</text:p>
      <text:p text:style-name="Text_20_body">📁</text:p>
      <text:p text:style-name="Preformatted_20_Text"><text:span text:style-name="Source_20_Text">notebooks/</text:span></text:p>
      <text:p text:style-name="P1"><text:span text:style-name="Source_20_Text"><text:s text:c="2"/>02_text_statistics.ipynb</text:span></text:p>
      <text:p text:style-name="Horizontal_20_Line"/>
      <text:h text:style-name="Heading_20_3" text:outline-level="3"><text:bookmark-start text:name="__RefHeading___Toc3794_1652958198"/>✅ Использование инструментов визуализации (2 балла)<text:bookmark-end text:name="__RefHeading___Toc3794_1652958198"/></text:h>
      <text:p text:style-name="Text_20_body"><text:span text:style-name="Strong_20_Emphasis">Что сделать:</text:span></text:p>
      <text:list text:style-name="L3">
        <text:list-item>
          <text:p text:style-name="P13">Используй <text:span text:style-name="Source_20_Text">seaborn</text:span>, <text:span text:style-name="Source_20_Text">plotly</text:span> или <text:span text:style-name="Source_20_Text">matplotlib</text:span>.</text:p>
        </text:list-item>
        <text:list-item>
          <text:p text:style-name="P13">Визуализируй:</text:p>
          <text:list>
            <text:list-item>
              <text:p text:style-name="P13">Частоту терминов.</text:p>
            </text:list-item>
            <text:list-item>
              <text:p text:style-name="P13">Долю слов по источникам.</text:p>
            </text:list-item>
            <text:list-item>
              <text:p text:style-name="P13">Распределение длины контекста.</text:p>
            </text:list-item>
            <text:list-item>
              <text:p text:style-name="P13">Wordcloud по категориям.</text:p>
            </text:list-item>
          </text:list>
        </text:list-item>
        <text:list-item>
          <text:p text:style-name="P13">Делай выводы под каждым графиком.</text:p>
        </text:list-item>
      </text:list>
      <text:p text:style-name="Text_20_body">💡 <text:span text:style-name="Emphasis">Докажи:</text:span></text:p>
      <text:p text:style-name="Quotations">Визуализация используется как часть анализа, а не как иллюстрация.</text:p>
      <text:p text:style-name="Horizontal_20_Line"/>
      <text:h text:style-name="Heading_20_1" text:outline-level="1"><text:bookmark-start text:name="__RefHeading___Toc3796_1652958198"/>🤖 2. Применение ML и DL (максимум = 12 баллов)<text:bookmark-end text:name="__RefHeading___Toc3796_1652958198"/></text:h>
      <text:h text:style-name="Heading_20_3" text:outline-level="3"><text:bookmark-start text:name="__RefHeading___Toc3798_1652958198"/>✅ Baseline (2 балла)<text:bookmark-end text:name="__RefHeading___Toc3798_1652958198"/></text:h>
      <text:p text:style-name="Text_20_body"><text:span text:style-name="Strong_20_Emphasis">Что сделать:</text:span></text:p>
      <text:list text:style-name="L4">
        <text:list-item>
          <text:p text:style-name="P14">Сравни поиск контекста по <text:span text:style-name="Source_20_Text">TF-IDF</text:span> (baseline) с векторизацией (<text:span text:style-name="Source_20_Text">Sentence-BERT</text:span> / <text:span text:style-name="Source_20_Text">InstructorEmbedding</text:span> / <text:span text:style-name="Source_20_Text">OpenAI embeddings</text:span>).</text:p>
        </text:list-item>
        <text:list-item>
          <text:p text:style-name="P14">Покажи метрику качества: <text:span text:style-name="Emphasis">recall@k</text:span>, <text:span text:style-name="Emphasis">cosine similarity</text:span>, <text:span text:style-name="Emphasis">mean reciprocal rank (MRR)</text:span>.</text:p>
        </text:list-item>
      </text:list>
      <text:p text:style-name="Text_20_body"><text:soft-page-break/>💡 <text:span text:style-name="Emphasis">Докажи:</text:span></text:p>
      <text:p text:style-name="Quotations">Простой baseline не даёт нужной точности, поэтому применяются современные embedding-модели.</text:p>
      <text:p text:style-name="Text_20_body">📁</text:p>
      <text:p text:style-name="Preformatted_20_Text"><text:span text:style-name="Source_20_Text">notebooks/</text:span></text:p>
      <text:p text:style-name="P1"><text:span text:style-name="Source_20_Text"><text:s text:c="2"/>03_baseline_vs_embeddings.ipynb</text:span></text:p>
      <text:p text:style-name="Horizontal_20_Line"/>
      <text:h text:style-name="Heading_20_3" text:outline-level="3"><text:bookmark-start text:name="__RefHeading___Toc3800_1652958198"/>✅ Соответствие методов задаче (2 балла)<text:bookmark-end text:name="__RefHeading___Toc3800_1652958198"/></text:h>
      <text:p text:style-name="Text_20_body"><text:span text:style-name="Strong_20_Emphasis">Что сделать:</text:span></text:p>
      <text:list text:style-name="L5">
        <text:list-item>
          <text:p text:style-name="P15">Обоснуй, почему именно RAG:</text:p>
          <text:list>
            <text:list-item>
              <text:p text:style-name="P15">Это retrieval + generation задача.</text:p>
            </text:list-item>
          </text:list>
        </text:list-item>
        <text:list-item>
          <text:p text:style-name="P15">Используй соответствующие компоненты:</text:p>
          <text:list>
            <text:list-item>
              <text:p text:style-name="P15"><text:span text:style-name="Strong_20_Emphasis">retriever:</text:span> FAISS / Chroma.</text:p>
            </text:list-item>
            <text:list-item>
              <text:p text:style-name="P15"><text:span text:style-name="Strong_20_Emphasis">generator:</text:span> LLM (Gemma, Mistral, Llama-3-8B).</text:p>
            </text:list-item>
          </text:list>
        </text:list-item>
        <text:list-item>
          <text:p text:style-name="P15">Покажи, что pipeline решает задачу: запрос → поиск → ответ.</text:p>
        </text:list-item>
      </text:list>
      <text:p text:style-name="Text_20_body">💡 <text:span text:style-name="Emphasis">Докажи:</text:span></text:p>
      <text:p text:style-name="Quotations">Методы выбраны осознанно, а не “для галочки”.</text:p>
      <text:p text:style-name="Horizontal_20_Line"/>
      <text:h text:style-name="Heading_20_3" text:outline-level="3"><text:bookmark-start text:name="__RefHeading___Toc3802_1652958198"/>✅ Комплексность методов (3 балла)<text:bookmark-end text:name="__RefHeading___Toc3802_1652958198"/></text:h>
      <text:p text:style-name="Text_20_body"><text:span text:style-name="Strong_20_Emphasis">Что сделать:</text:span></text:p>
      <text:list text:style-name="L6">
        <text:list-item>
          <text:p text:style-name="P16">Используй несколько моделей:</text:p>
          <text:list>
            <text:list-item>
              <text:p text:style-name="P16"><text:span text:style-name="Source_20_Text">sentence-transformers/all-MiniLM-L6-v2</text:span></text:p>
            </text:list-item>
            <text:list-item>
              <text:p text:style-name="P16"><text:span text:style-name="Source_20_Text">instructor-xl</text:span></text:p>
            </text:list-item>
            <text:list-item>
              <text:p text:style-name="P16"><text:span text:style-name="Source_20_Text">mistral-7b-instruct</text:span></text:p>
            </text:list-item>
            <text:list-item>
              <text:p text:style-name="P16">(возможно <text:span text:style-name="Source_20_Text">t5</text:span> для резюме).</text:p>
            </text:list-item>
          </text:list>
        </text:list-item>
        <text:list-item>
          <text:p text:style-name="P16">Сравни результаты embedding-моделей.</text:p>
        </text:list-item>
        <text:list-item>
          <text:p text:style-name="P16">Добавь reranker (например, <text:span text:style-name="Source_20_Text">bge-reranker-large</text:span>).</text:p>
        </text:list-item>
        <text:list-item>
          <text:p text:style-name="P16">Для генерации — сравни LLM из HuggingFace.</text:p>
        </text:list-item>
      </text:list>
      <text:p text:style-name="Text_20_body">💡 <text:span text:style-name="Emphasis">Докажи:</text:span></text:p>
      <text:p text:style-name="Quotations">Использован ансамбль моделей: retriever + reranker + generator.</text:p>
      <text:p text:style-name="Horizontal_20_Line"/>
      <text:h text:style-name="Heading_20_3" text:outline-level="3"><text:bookmark-start text:name="__RefHeading___Toc3804_1652958198"/><text:soft-page-break/>✅ Валидация и воспроизводимость (2 балла)<text:bookmark-end text:name="__RefHeading___Toc3804_1652958198"/></text:h>
      <text:p text:style-name="Text_20_body"><text:span text:style-name="Strong_20_Emphasis">Что сделать:</text:span></text:p>
      <text:list text:style-name="L7">
        <text:list-item>
          <text:p text:style-name="P17">Используй фиксированный <text:span text:style-name="Source_20_Text">random_state</text:span>.</text:p>
        </text:list-item>
        <text:list-item>
          <text:p text:style-name="P17">Сделай конфиг <text:span text:style-name="Source_20_Text">config.yaml</text:span> и requirements (<text:span text:style-name="Source_20_Text">Pipfile</text:span>).</text:p>
        </text:list-item>
        <text:list-item>
          <text:p text:style-name="P17">Везде комментируй шаги.</text:p>
        </text:list-item>
        <text:list-item>
          <text:p text:style-name="P17">Добавь unit-тесты для функций извлечения и поиска.</text:p>
        </text:list-item>
      </text:list>
      <text:p text:style-name="Text_20_body">💡 <text:span text:style-name="Emphasis">Докажи:</text:span></text:p>
      <text:p text:style-name="Quotations">Код можно повторить на любом компьютере → тот же результат.</text:p>
      <text:p text:style-name="Text_20_body">📁</text:p>
      <text:p text:style-name="Preformatted_20_Text"><text:span text:style-name="Source_20_Text">src/</text:span></text:p>
      <text:p text:style-name="Preformatted_20_Text"><text:span text:style-name="Source_20_Text"><text:s text:c="2"/>evaluation/</text:span></text:p>
      <text:p text:style-name="Preformatted_20_Text"><text:span text:style-name="Source_20_Text"><text:s text:c="4"/>evaluate_retrieval.py</text:span></text:p>
      <text:p text:style-name="Preformatted_20_Text"><text:span text:style-name="Source_20_Text">tests/</text:span></text:p>
      <text:p text:style-name="P1"><text:span text:style-name="Source_20_Text"><text:s text:c="2"/>test_data_loading.py</text:span></text:p>
      <text:p text:style-name="Horizontal_20_Line"/>
      <text:h text:style-name="Heading_20_3" text:outline-level="3"><text:bookmark-start text:name="__RefHeading___Toc3806_1652958198"/>✅ Продакшн-готовность (3 балла)<text:bookmark-end text:name="__RefHeading___Toc3806_1652958198"/></text:h>
      <text:p text:style-name="Text_20_body"><text:span text:style-name="Strong_20_Emphasis">Что сделать:</text:span></text:p>
      <text:list text:style-name="L8">
        <text:list-item>
          <text:p text:style-name="P18">Разработай FastAPI-сервер:</text:p>
          <text:list>
            <text:list-item>
              <text:p text:style-name="P18"><text:span text:style-name="Source_20_Text">/ask</text:span> — принимает вопрос.</text:p>
            </text:list-item>
            <text:list-item>
              <text:p text:style-name="P18"><text:span text:style-name="Source_20_Text">/context</text:span> — возвращает контекст.</text:p>
            </text:list-item>
          </text:list>
        </text:list-item>
        <text:list-item>
          <text:p text:style-name="P18">Добавь Dockerfile + docker-compose.</text:p>
        </text:list-item>
        <text:list-item>
          <text:p text:style-name="P18">Покажи логирование, обработку ошибок, healthcheck.</text:p>
        </text:list-item>
        <text:list-item>
          <text:p text:style-name="P18">Сделай Telegram-бота, обращающегося к API.</text:p>
        </text:list-item>
        <text:list-item>
          <text:p text:style-name="P18">Подключи S3 (через <text:span text:style-name="Source_20_Text">boto3</text:span>).</text:p>
        </text:list-item>
      </text:list>
      <text:p text:style-name="Text_20_body">💡 <text:span text:style-name="Emphasis">Докажи:</text:span></text:p>
      <text:p text:style-name="Quotations">Решение можно реально задеплоить и использовать.</text:p>
      <text:p text:style-name="Text_20_body">📁</text:p>
      <text:p text:style-name="Preformatted_20_Text"><text:span text:style-name="Source_20_Text">app/</text:span></text:p>
      <text:p text:style-name="Preformatted_20_Text"><text:span text:style-name="Source_20_Text"><text:s text:c="2"/>main.py</text:span></text:p>
      <text:p text:style-name="Preformatted_20_Text"><text:span text:style-name="Source_20_Text"><text:s text:c="2"/>api/</text:span></text:p>
      <text:p text:style-name="Preformatted_20_Text"><text:span text:style-name="Source_20_Text"><text:s text:c="2"/>services/</text:span></text:p>
      <text:p text:style-name="Preformatted_20_Text"><text:span text:style-name="Source_20_Text">docker-compose.yml</text:span></text:p>
      <text:p text:style-name="P1"><text:span text:style-name="Source_20_Text">Dockerfile</text:span></text:p>
      <text:p text:style-name="Horizontal_20_Line"/>
      <text:h text:style-name="Heading_20_3" text:outline-level="3"><text:bookmark-start text:name="__RefHeading___Toc3808_1652958198"/><text:soft-page-break/>✅ Использование дополнительных инструментов (2 балла)<text:bookmark-end text:name="__RefHeading___Toc3808_1652958198"/></text:h>
      <text:p text:style-name="Text_20_body"><text:span text:style-name="Strong_20_Emphasis">Что сделать:</text:span></text:p>
      <text:list text:style-name="L9">
        <text:list-item>
          <text:p text:style-name="P19">Включи:</text:p>
          <text:list>
            <text:list-item>
              <text:p text:style-name="P19"><text:span text:style-name="Source_20_Text">LangChain</text:span> или <text:span text:style-name="Source_20_Text">LlamaIndex</text:span>.</text:p>
            </text:list-item>
            <text:list-item>
              <text:p text:style-name="P19"><text:span text:style-name="Source_20_Text">boto3</text:span> (AWS S3).</text:p>
            </text:list-item>
            <text:list-item>
              <text:p text:style-name="P19"><text:span text:style-name="Source_20_Text">FAISS</text:span> или <text:span text:style-name="Source_20_Text">Chroma</text:span>.</text:p>
            </text:list-item>
            <text:list-item>
              <text:p text:style-name="P19"><text:span text:style-name="Source_20_Text">Sentence-Transformers</text:span>.</text:p>
            </text:list-item>
            <text:list-item>
              <text:p text:style-name="P19"><text:span text:style-name="Source_20_Text">FastAPI</text:span>.</text:p>
            </text:list-item>
            <text:list-item>
              <text:p text:style-name="P19"><text:span text:style-name="Source_20_Text">Docker</text:span>.</text:p>
            </text:list-item>
          </text:list>
        </text:list-item>
        <text:list-item>
          <text:p text:style-name="P19">Можно также добавить <text:span text:style-name="Source_20_Text">Streamlit</text:span> как UI.</text:p>
        </text:list-item>
      </text:list>
      <text:p text:style-name="Text_20_body">💡 <text:span text:style-name="Emphasis">Докажи:</text:span></text:p>
      <text:p text:style-name="Quotations">Использование дополнительных библиотек делает проект технологичным и современным.</text:p>
      <text:p text:style-name="Horizontal_20_Line"/>
      <text:h text:style-name="Heading_20_1" text:outline-level="1"><text:bookmark-start text:name="__RefHeading___Toc3810_1652958198"/>🧱 Пример финальной структуры проекта<text:bookmark-end text:name="__RefHeading___Toc3810_1652958198"/></text:h>
      <text:p text:style-name="Preformatted_20_Text"><text:span text:style-name="Source_20_Text">Insight_AI_RAG_Assistant/</text:span></text:p>
      <text:p text:style-name="Preformatted_20_Text"><text:span text:style-name="Source_20_Text">│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raw/</text:span></text:p>
      <text:p text:style-name="Preformatted_20_Text"><text:span text:style-name="Source_20_Text">│ <text:s text:c="2"/>└── processed/</text:span></text:p>
      <text:p text:style-name="Preformatted_20_Text"><text:span text:style-name="Source_20_Text">│</text:span></text:p>
      <text:p text:style-name="Preformatted_20_Text"><text:span text:style-name="Source_20_Text">├── notebooks/</text:span></text:p>
      <text:p text:style-name="Preformatted_20_Text"><text:span text:style-name="Source_20_Text">│ <text:s text:c="2"/>├── 01_data_preparation.ipynb</text:span></text:p>
      <text:p text:style-name="Preformatted_20_Text"><text:span text:style-name="Source_20_Text">│ <text:s text:c="2"/>├── 02_text_analysis.ipynb</text:span></text:p>
      <text:p text:style-name="Preformatted_20_Text"><text:span text:style-name="Source_20_Text">│ <text:s text:c="2"/>├── 03_baseline_vs_embeddings.ipynb</text:span></text:p>
      <text:p text:style-name="Preformatted_20_Text"><text:span text:style-name="Source_20_Text">│ <text:s text:c="2"/>└── 04_rag_pipeline_evaluation.ipynb</text:span></text:p>
      <text:p text:style-name="Preformatted_20_Text"><text:span text:style-name="Source_20_Text">│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data_loader.py</text:span></text:p>
      <text:p text:style-name="Preformatted_20_Text"><text:span text:style-name="Source_20_Text">│ <text:s text:c="2"/>├── text_cleaning.py</text:span></text:p>
      <text:p text:style-name="Preformatted_20_Text"><text:span text:style-name="Source_20_Text">│ <text:s text:c="2"/>├── embedding_builder.py</text:span></text:p>
      <text:p text:style-name="Preformatted_20_Text"><text:span text:style-name="Source_20_Text">│ <text:s text:c="2"/>├── vector_db.py</text:span></text:p>
      <text:p text:style-name="Preformatted_20_Text"><text:span text:style-name="Source_20_Text">│ <text:s text:c="2"/>├── retriever.py</text:span></text:p>
      <text:p text:style-name="Preformatted_20_Text"><text:span text:style-name="Source_20_Text">│ <text:s text:c="2"/>├── generator.py</text:span></text:p>
      <text:p text:style-name="Preformatted_20_Text"><text:span text:style-name="Source_20_Text">│ <text:s text:c="2"/>└── rag_pipeline.py</text:span></text:p>
      <text:p text:style-name="Preformatted_20_Text"><text:span text:style-name="Source_20_Text">│</text:span></text:p>
      <text:p text:style-name="Preformatted_20_Text"><text:span text:style-name="Source_20_Text">├── app/</text:span></text:p>
      <text:p text:style-name="Preformatted_20_Text"><text:span text:style-name="Source_20_Text">│ <text:s text:c="2"/>├── main.py</text:span></text:p>
      <text:p text:style-name="Preformatted_20_Text"><text:span text:style-name="Source_20_Text">│ <text:s text:c="2"/>├── routes/</text:span></text:p>
      <text:p text:style-name="Preformatted_20_Text"><text:span text:style-name="Source_20_Text">│ <text:s text:c="2"/>│ <text:s text:c="2"/>├── ask.py</text:span></text:p>
      <text:p text:style-name="Preformatted_20_Text"><text:span text:style-name="Source_20_Text">│ <text:s text:c="2"/>│ <text:s text:c="2"/>└── health.py</text:span></text:p>
      <text:p text:style-name="Preformatted_20_Text"><text:span text:style-name="Source_20_Text">│ <text:s text:c="2"/>├── services/</text:span></text:p>
      <text:p text:style-name="Preformatted_20_Text"><text:span text:style-name="Source_20_Text">│ <text:s text:c="2"/>└── models/</text:span></text:p>
      <text:p text:style-name="Preformatted_20_Text"><text:span text:style-name="Source_20_Text">│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├── test_data_cleaning.py</text:span></text:p>
      <text:p text:style-name="Preformatted_20_Text"><text:span text:style-name="Source_20_Text">│ <text:s text:c="2"/>├── test_embeddings.py</text:span></text:p>
      <text:p text:style-name="Preformatted_20_Text"><text:soft-page-break/><text:span text:style-name="Source_20_Text">│ <text:s text:c="2"/>└── test_api.py</text:span></text:p>
      <text:p text:style-name="Preformatted_20_Text"><text:span text:style-name="Source_20_Text">│</text:span></text:p>
      <text:p text:style-name="Preformatted_20_Text"><text:span text:style-name="Source_20_Text">├── requirements.txt / Pipfile</text:span></text:p>
      <text:p text:style-name="Preformatted_20_Text"><text:span text:style-name="Source_20_Text">├── Dockerfile</text:span></text:p>
      <text:p text:style-name="Preformatted_20_Text"><text:span text:style-name="Source_20_Text">├── docker-compose.yml</text:span></text:p>
      <text:p text:style-name="Preformatted_20_Text"><text:span text:style-name="Source_20_Text">├── README.md</text:span></text:p>
      <text:p text:style-name="Preformatted_20_Text"><text:span text:style-name="Source_20_Text">└── report/</text:span></text:p>
      <text:p text:style-name="Preformatted_20_Text"><text:span text:style-name="Source_20_Text"><text:s text:c="4"/>├── diploma_text.odt</text:span></text:p>
      <text:p text:style-name="Preformatted_20_Text"><text:span text:style-name="Source_20_Text"><text:s text:c="4"/>├── presentation.pptx</text:span></text:p>
      <text:p text:style-name="P1"><text:span text:style-name="Source_20_Text"><text:s text:c="4"/>└── references.bib</text:span></text:p>
      <text:p text:style-name="Horizontal_20_Line"/>
      <text:p text:style-name="Text_20_body">Хочешь, я помогу сделать шаблон этого проекта — с готовой структурой папок, базовым <text:span text:style-name="Source_20_Text">Dockerfile</text:span>, <text:span text:style-name="Source_20_Text">FastAPI</text:span>-сервером и заготовкой ноутбуков для первых двух этапов (анализ данных и baseline)?<text:line-break/>Это сильно ускорит старт и поможет сразу выстроить всё под максимальные баллы.</text:p>
      <text:p text:style-name="Text_20_body">Отлично 💪<text:line-break/>Тогда сделаем <text:span text:style-name="Strong_20_Emphasis">готовый каркас проекта Insight_AI_RAG_Assistant</text:span>, полностью соответствующий требованиям диплома и ориентированный на RAG-пайплайн.</text:p>
      <text:p text:style-name="Text_20_body">Он будет включать:</text:p>
      <text:list text:style-name="L10">
        <text:list-item>
          <text:p text:style-name="P20">правильную структуру папок,</text:p>
        </text:list-item>
        <text:list-item>
          <text:p text:style-name="P20">базовый <text:span text:style-name="Source_20_Text">FastAPI</text:span>-сервер,</text:p>
        </text:list-item>
        <text:list-item>
          <text:p text:style-name="P20">ноутбуки для анализа и baseline,</text:p>
        </text:list-item>
        <text:list-item>
          <text:p text:style-name="P20">конфиги для reproducibility,</text:p>
        </text:list-item>
        <text:list-item>
          <text:p text:style-name="P20">Dockerfile и docker-compose,</text:p>
        </text:list-item>
        <text:list-item>
          <text:p text:style-name="P20">заготовку для Telegram-бота,</text:p>
        </text:list-item>
        <text:list-item>
          <text:p text:style-name="P20">requirements/Pipfile.</text:p>
        </text:list-item>
      </text:list>
      <text:p text:style-name="Horizontal_20_Line"/>
      <text:h text:style-name="Heading_20_2" text:outline-level="2"><text:bookmark-start text:name="__RefHeading___Toc3812_1652958198"/>🚀 Шаг 1. Базовая структура проекта<text:bookmark-end text:name="__RefHeading___Toc3812_1652958198"/></text:h>
      <text:p text:style-name="Text_20_body">Создай папку проекта и выполни в ней:</text:p>
      <text:p text:style-name="P1"><text:span text:style-name="Source_20_Text">mkdir -p Insight_AI_RAG_Assistant/{data/{raw,processed},notebooks,src/{data,retrieval,generation,app},tests,config,report}</text:span></text:p>
      <text:p text:style-name="Horizontal_20_Line"/>
      <text:h text:style-name="Heading_20_2" text:outline-level="2"><text:bookmark-start text:name="__RefHeading___Toc3814_1652958198"/>🚀 Шаг 2. Добавим стартовые файлы<text:bookmark-end text:name="__RefHeading___Toc3814_1652958198"/></text:h>
      <text:p text:style-name="Text_20_body">Вот полный список файлов и содержимое.</text:p>
      <text:p text:style-name="Horizontal_20_Line"/>
      <text:h text:style-name="Heading_20_3" text:outline-level="3"><text:bookmark-start text:name="__RefHeading___Toc3816_1652958198"/><text:soft-page-break/>📘 <text:span text:style-name="Source_20_Text">README.md</text:span><text:bookmark-end text:name="__RefHeading___Toc3816_1652958198"/></text:h>
      <text:p text:style-name="Preformatted_20_Text"><text:span text:style-name="Source_20_Text"># Insight AI RAG Assistant</text:span></text:p>
      <text:p text:style-name="Preformatted_20_Text"/>
      <text:p text:style-name="Preformatted_20_Text"><text:span text:style-name="Source_20_Text">## Описание проекта</text:span></text:p>
      <text:p text:style-name="Preformatted_20_Text"><text:span text:style-name="Source_20_Text">AI-ассистент на основе Retrieval-Augmented Generation (RAG), обученный на личных конспектах, учебниках и ноутбуках по курсу Data Science.</text:span></text:p>
      <text:p text:style-name="Preformatted_20_Text"/>
      <text:p text:style-name="Preformatted_20_Text"><text:span text:style-name="Source_20_Text">## Этапы проекта</text:span></text:p>
      <text:p text:style-name="Preformatted_20_Text"><text:span text:style-name="Source_20_Text">1. **Загрузка и обработка данных** разных типов (ODT, PDF, IPYNB, изображения).</text:span></text:p>
      <text:p text:style-name="Preformatted_20_Text"><text:span text:style-name="Source_20_Text">2. **Создание векторной базы знаний** на основе текстов.</text:span></text:p>
      <text:p text:style-name="Preformatted_20_Text"><text:span text:style-name="Source_20_Text">3. **Поиск релевантного контекста** с помощью векторного поиска.</text:span></text:p>
      <text:p text:style-name="Preformatted_20_Text"><text:span text:style-name="Source_20_Text">4. **Интеграция с LLM** для генерации ответов с учетом контекста.</text:span></text:p>
      <text:p text:style-name="Preformatted_20_Text"><text:span text:style-name="Source_20_Text">5. **Реализация FastAPI сервера** и **Telegram-бота** для взаимодействия с пользователем.</text:span></text:p>
      <text:p text:style-name="Preformatted_20_Text"/>
      <text:p text:style-name="Preformatted_20_Text"><text:span text:style-name="Source_20_Text">## Стек технологий</text:span></text:p>
      <text:p text:style-name="Preformatted_20_Text"><text:span text:style-name="Source_20_Text">- Python 3.10</text:span></text:p>
      <text:p text:style-name="Preformatted_20_Text"><text:span text:style-name="Source_20_Text">- FastAPI</text:span></text:p>
      <text:p text:style-name="Preformatted_20_Text"><text:span text:style-name="Source_20_Text">- LangChain / LlamaIndex</text:span></text:p>
      <text:p text:style-name="Preformatted_20_Text"><text:span text:style-name="Source_20_Text">- FAISS / ChromaDB</text:span></text:p>
      <text:p text:style-name="Preformatted_20_Text"><text:span text:style-name="Source_20_Text">- Sentence-Transformers</text:span></text:p>
      <text:p text:style-name="Preformatted_20_Text"><text:span text:style-name="Source_20_Text">- Hugging Face LLMs</text:span></text:p>
      <text:p text:style-name="Preformatted_20_Text"><text:span text:style-name="Source_20_Text">- Docker, boto3, AWS S3</text:span></text:p>
      <text:p text:style-name="Preformatted_20_Text"><text:span text:style-name="Source_20_Text">- Streamlit (опционально)</text:span></text:p>
      <text:p text:style-name="Preformatted_20_Text"/>
      <text:p text:style-name="Preformatted_20_Text"><text:span text:style-name="Source_20_Text">## Запуск проекта</text:span></text:p>
      <text:p text:style-name="Preformatted_20_Text"><text:span text:style-name="Source_20_Text">1. Создай виртуальное окружение:</text:span></text:p>
      <text:p text:style-name="Preformatted_20_Text"><text:span text:style-name="Source_20_Text"><text:s text:c="3"/>```bash</text:span></text:p>
      <text:p text:style-name="Preformatted_20_Text"><text:span text:style-name="Source_20_Text"><text:s text:c="3"/>pipenv install</text:span></text:p>
      <text:p text:style-name="P1"><text:span text:style-name="Source_20_Text"><text:s text:c="3"/>pipenv shell</text:span></text:p>
      <text:list text:style-name="L11">
        <text:list-item>
          <text:p text:style-name="P21">Запусти сервер:</text:p>
          <text:p text:style-name="P8"><text:span text:style-name="Source_20_Text">uvicorn src.app.main:app --reload</text:span></text:p>
        </text:list-item>
        <text:list-item>
          <text:p text:style-name="P21">(опционально) Запусти Telegram-бота:</text:p>
          <text:p text:style-name="P8"><text:span text:style-name="Source_20_Text">python src/app/telegram_bot.py</text:span></text:p>
        </text:list-item>
      </text:list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⚙️ `config/config.yaml`</text:span></text:p>
      <text:p text:style-name="Preformatted_20_Text"/>
      <text:p text:style-name="Preformatted_20_Text"><text:span text:style-name="Source_20_Text">```yaml</text:span></text:p>
      <text:p text:style-name="Preformatted_20_Text"><text:span text:style-name="Source_20_Text">data_path:</text:span></text:p>
      <text:p text:style-name="Preformatted_20_Text"><text:span text:style-name="Source_20_Text"><text:s text:c="2"/>raw: "data/raw/"</text:span></text:p>
      <text:p text:style-name="Preformatted_20_Text"><text:span text:style-name="Source_20_Text"><text:s text:c="2"/>processed: "data/processed/"</text:span></text:p>
      <text:p text:style-name="Preformatted_20_Text"/>
      <text:p text:style-name="Preformatted_20_Text"><text:span text:style-name="Source_20_Text">embeddings:</text:span></text:p>
      <text:p text:style-name="Preformatted_20_Text"><text:span text:style-name="Source_20_Text"><text:s text:c="2"/>model: "sentence-transformers/all-MiniLM-L6-v2"</text:span></text:p>
      <text:p text:style-name="Preformatted_20_Text"><text:span text:style-name="Source_20_Text"><text:s text:c="2"/>vector_db: "faiss"</text:span></text:p>
      <text:p text:style-name="Preformatted_20_Text"/>
      <text:p text:style-name="Preformatted_20_Text"><text:span text:style-name="Source_20_Text">generation:</text:span></text:p>
      <text:p text:style-name="Preformatted_20_Text"><text:span text:style-name="Source_20_Text"><text:s text:c="2"/>model: "mistral-7b-instruct"</text:span></text:p>
      <text:p text:style-name="Preformatted_20_Text"/>
      <text:p text:style-name="Preformatted_20_Text"><text:span text:style-name="Source_20_Text">retrieval:</text:span></text:p>
      <text:p text:style-name="Preformatted_20_Text"><text:span text:style-name="Source_20_Text"><text:s text:c="2"/>top_k: 5</text:span></text:p>
      <text:p text:style-name="Preformatted_20_Text"/>
      <text:p text:style-name="Preformatted_20_Text"><text:span text:style-name="Source_20_Text">logging:</text:span></text:p>
      <text:p text:style-name="P1"><text:span text:style-name="Source_20_Text"><text:s text:c="2"/>level: "INFO"</text:span></text:p>
      <text:p text:style-name="Horizontal_20_Line"><text:soft-page-break/></text:p>
      <text:h text:style-name="Heading_20_3" text:outline-level="3"><text:bookmark-start text:name="__RefHeading___Toc3818_1652958198"/>🧠 <text:span text:style-name="Source_20_Text">src/app/main.py</text:span> — базовый FastAPI сервер<text:bookmark-end text:name="__RefHeading___Toc3818_1652958198"/></text:h>
      <text:p text:style-name="Preformatted_20_Text"><text:span text:style-name="Source_20_Text">from fastapi import FastAPI</text:span></text:p>
      <text:p text:style-name="Preformatted_20_Text"><text:span text:style-name="Source_20_Text">from src.app.routes.ask import router as ask_router</text:span></text:p>
      <text:p text:style-name="Preformatted_20_Text"><text:span text:style-name="Source_20_Text">from src.app.routes.health import router as health_router</text:span></text:p>
      <text:p text:style-name="Preformatted_20_Text"/>
      <text:p text:style-name="Preformatted_20_Text"><text:span text:style-name="Source_20_Text">app = FastAPI(</text:span></text:p>
      <text:p text:style-name="Preformatted_20_Text"><text:span text:style-name="Source_20_Text"><text:s text:c="4"/>title="Insight AI RAG Assistant",</text:span></text:p>
      <text:p text:style-name="Preformatted_20_Text"><text:span text:style-name="Source_20_Text"><text:s text:c="4"/>description="RAG-based Assistant trained on course notes and textbooks",</text:span></text:p>
      <text:p text:style-name="Preformatted_20_Text"><text:span text:style-name="Source_20_Text"><text:s text:c="4"/>version="1.0.0",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app.include_router(ask_router, prefix="/ask", tags=["Query"])</text:span></text:p>
      <text:p text:style-name="P1"><text:span text:style-name="Source_20_Text">app.include_router(health_router, prefix="/health", tags=["System"])</text:span></text:p>
      <text:p text:style-name="Horizontal_20_Line"/>
      <text:h text:style-name="Heading_20_3" text:outline-level="3"><text:bookmark-start text:name="__RefHeading___Toc3820_1652958198"/>🗣️ <text:span text:style-name="Source_20_Text">src/app/routes/ask.py</text:span><text:bookmark-end text:name="__RefHeading___Toc3820_1652958198"/></text:h>
      <text:p text:style-name="Preformatted_20_Text"><text:span text:style-name="Source_20_Text">from fastapi import APIRouter, Query</text:span></text:p>
      <text:p text:style-name="Preformatted_20_Text"><text:span text:style-name="Source_20_Text">from src.retrieval.retriever import retrieve_context</text:span></text:p>
      <text:p text:style-name="Preformatted_20_Text"><text:span text:style-name="Source_20_Text">from src.generation.generator import generate_answer</text:span></text:p>
      <text:p text:style-name="Preformatted_20_Text"/>
      <text:p text:style-name="Preformatted_20_Text"><text:span text:style-name="Source_20_Text">router = APIRouter()</text:span></text:p>
      <text:p text:style-name="Preformatted_20_Text"/>
      <text:p text:style-name="Preformatted_20_Text"><text:span text:style-name="Source_20_Text">@router.get("/")</text:span></text:p>
      <text:p text:style-name="Preformatted_20_Text"><text:span text:style-name="Source_20_Text">async def ask_question(question: str = Query(..., description="User query")):</text:span></text:p>
      <text:p text:style-name="Preformatted_20_Text"><text:span text:style-name="Source_20_Text"><text:s text:c="4"/>context = retrieve_context(question)</text:span></text:p>
      <text:p text:style-name="Preformatted_20_Text"><text:span text:style-name="Source_20_Text"><text:s text:c="4"/>answer = generate_answer(question, context)</text:span></text:p>
      <text:p text:style-name="P1"><text:span text:style-name="Source_20_Text"><text:s text:c="4"/>return {"question": question, "context": context, "answer": answer}</text:span></text:p>
      <text:p text:style-name="Horizontal_20_Line"/>
      <text:h text:style-name="Heading_20_3" text:outline-level="3"><text:bookmark-start text:name="__RefHeading___Toc3822_1652958198"/>🩺 <text:span text:style-name="Source_20_Text">src/app/routes/health.py</text:span><text:bookmark-end text:name="__RefHeading___Toc3822_1652958198"/></text:h>
      <text:p text:style-name="Preformatted_20_Text"><text:span text:style-name="Source_20_Text">from fastapi import APIRouter</text:span></text:p>
      <text:p text:style-name="Preformatted_20_Text"/>
      <text:p text:style-name="Preformatted_20_Text"><text:span text:style-name="Source_20_Text">router = APIRouter()</text:span></text:p>
      <text:p text:style-name="Preformatted_20_Text"/>
      <text:p text:style-name="Preformatted_20_Text"><text:span text:style-name="Source_20_Text">@router.get("/")</text:span></text:p>
      <text:p text:style-name="Preformatted_20_Text"><text:span text:style-name="Source_20_Text">async def health_check():</text:span></text:p>
      <text:p text:style-name="P1"><text:span text:style-name="Source_20_Text"><text:s text:c="4"/>return {"status": "ok"}</text:span></text:p>
      <text:p text:style-name="Horizontal_20_Line"/>
      <text:h text:style-name="Heading_20_3" text:outline-level="3"><text:bookmark-start text:name="__RefHeading___Toc3824_1652958198"/>📄 <text:span text:style-name="Source_20_Text">src/retrieval/retriever.py</text:span><text:bookmark-end text:name="__RefHeading___Toc3824_1652958198"/></text:h>
      <text:p text:style-name="Preformatted_20_Text"><text:span text:style-name="Source_20_Text">from sentence_transformers import SentenceTransformer, util</text:span></text:p>
      <text:p text:style-name="Preformatted_20_Text"><text:span text:style-name="Source_20_Text">import pickle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заглушка для демонстрации</text:span></text:p>
      <text:p text:style-name="Preformatted_20_Text"><text:span text:style-name="Source_20_Text">def retrieve_context(query):</text:span></text:p>
      <text:p text:style-name="Preformatted_20_Text"><text:span text:style-name="Source_20_Text"><text:s text:c="4"/>model = SentenceTransformer("all-MiniLM-L6-v2")</text:span></text:p>
      <text:p text:style-name="Preformatted_20_Text"><text:span text:style-name="Source_20_Text"><text:s text:c="4"/>query_emb = model.encode(query, convert_to_tensor=True)</text:span></text:p>
      <text:p text:style-name="Preformatted_20_Text"><text:span text:style-name="Source_20_Text"><text:s text:c="4"/># заглушка — в будущем будет FAISS / Chroma</text:span></text:p>
      <text:p text:style-name="Preformatted_20_Text"><text:span text:style-name="Source_20_Text"><text:s text:c="4"/>context = "Пример контекста из базы знаний (заглушка)"</text:span></text:p>
      <text:p text:style-name="P1"><text:span text:style-name="Source_20_Text"><text:s text:c="4"/>return context</text:span></text:p>
      <text:p text:style-name="Horizontal_20_Line"><text:soft-page-break/></text:p>
      <text:h text:style-name="Heading_20_3" text:outline-level="3"><text:bookmark-start text:name="__RefHeading___Toc3826_1652958198"/>✍️ <text:span text:style-name="Source_20_Text">src/generation/generator.py</text:span><text:bookmark-end text:name="__RefHeading___Toc3826_1652958198"/></text:h>
      <text:p text:style-name="Preformatted_20_Text"><text:span text:style-name="Source_20_Text">def generate_answer(question, context):</text:span></text:p>
      <text:p text:style-name="Preformatted_20_Text"><text:span text:style-name="Source_20_Text"><text:s text:c="4"/># заглушка для генерации ответа</text:span></text:p>
      <text:p text:style-name="P1"><text:span text:style-name="Source_20_Text"><text:s text:c="4"/>return f"Ответ на вопрос '{question}' на основе контекста: {context}"</text:span></text:p>
      <text:p text:style-name="Horizontal_20_Line"/>
      <text:h text:style-name="Heading_20_3" text:outline-level="3"><text:bookmark-start text:name="__RefHeading___Toc3828_1652958198"/>📓 <text:span text:style-name="Source_20_Text">notebooks/01_data_preparation.ipynb</text:span><text:bookmark-end text:name="__RefHeading___Toc3828_1652958198"/></text:h>
      <text:p text:style-name="Text_20_body"><text:span text:style-name="Emphasis">(заготовка для анализа данных)</text:span></text:p>
      <text:p text:style-name="Text_20_body">Содержит:</text:p>
      <text:list text:style-name="L12">
        <text:list-item>
          <text:p text:style-name="P22">загрузку <text:span text:style-name="Source_20_Text">.odt</text:span>, <text:span text:style-name="Source_20_Text">.pdf</text:span>, <text:span text:style-name="Source_20_Text">.ipynb</text:span> файлов,</text:p>
        </text:list-item>
        <text:list-item>
          <text:p text:style-name="P22">очистку текста,</text:p>
        </text:list-item>
        <text:list-item>
          <text:p text:style-name="P22">визуализацию частоты слов и биграмм.</text:p>
        </text:list-item>
      </text:list>
      <text:p text:style-name="Horizontal_20_Line"/>
      <text:h text:style-name="Heading_20_3" text:outline-level="3"><text:bookmark-start text:name="__RefHeading___Toc3830_1652958198"/>📓 <text:span text:style-name="Source_20_Text">notebooks/03_baseline_vs_embeddings.ipynb</text:span><text:bookmark-end text:name="__RefHeading___Toc3830_1652958198"/></text:h>
      <text:p text:style-name="Text_20_body"><text:span text:style-name="Emphasis">(сравнение TF-IDF и Sentence-BERT)</text:span></text:p>
      <text:p text:style-name="Horizontal_20_Line"/>
      <text:h text:style-name="Heading_20_3" text:outline-level="3"><text:bookmark-start text:name="__RefHeading___Toc3832_1652958198"/>🧰 <text:span text:style-name="Source_20_Text">Dockerfile</text:span><text:bookmark-end text:name="__RefHeading___Toc3832_1652958198"/></text:h>
      <text:p text:style-name="Preformatted_20_Text"><text:span text:style-name="Source_20_Text">FROM python:3.10-slim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Pipfile Pipfile.lock ./</text:span></text:p>
      <text:p text:style-name="Preformatted_20_Text"><text:span text:style-name="Source_20_Text">RUN pip install pipenv &amp;&amp; pipenv install --system --deploy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EXPOSE 8000</text:span></text:p>
      <text:p text:style-name="P1"><text:span text:style-name="Source_20_Text">CMD ["uvicorn", "src.app.main:app", "--host", "0.0.0.0", "--port", "8000"]</text:span></text:p>
      <text:p text:style-name="Horizontal_20_Line"/>
      <text:h text:style-name="Heading_20_3" text:outline-level="3"><text:bookmark-start text:name="__RefHeading___Toc3834_1652958198"/>⚙️ <text:span text:style-name="Source_20_Text">docker-compose.yml</text:span><text:bookmark-end text:name="__RefHeading___Toc3834_1652958198"/></text:h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rag-assistant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container_name: rag_assistant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00:800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ENV=production</text:span></text:p>
      <text:p text:style-name="Preformatted_20_Text"><text:span text:style-name="Source_20_Text"><text:s text:c="4"/>volumes:</text:span></text:p>
      <text:p text:style-name="P1"><text:span text:style-name="Source_20_Text"><text:s text:c="6"/>- .:/app</text:span></text:p>
      <text:p text:style-name="Horizontal_20_Line"><text:soft-page-break/></text:p>
      <text:h text:style-name="Heading_20_3" text:outline-level="3"><text:bookmark-start text:name="__RefHeading___Toc3836_1652958198"/>📦 <text:span text:style-name="Source_20_Text">Pipfile</text:span><text:bookmark-end text:name="__RefHeading___Toc3836_1652958198"/></text:h>
      <text:p text:style-name="Preformatted_20_Text"><text:span text:style-name="Source_20_Text">[[source]]</text:span></text:p>
      <text:p text:style-name="Preformatted_20_Text"><text:span text:style-name="Source_20_Text">url = "https://pypi.org/simple"</text:span></text:p>
      <text:p text:style-name="Preformatted_20_Text"><text:span text:style-name="Source_20_Text">verify_ssl = true</text:span></text:p>
      <text:p text:style-name="Preformatted_20_Text"><text:span text:style-name="Source_20_Text">name = "pypi"</text:span></text:p>
      <text:p text:style-name="Preformatted_20_Text"/>
      <text:p text:style-name="Preformatted_20_Text"><text:span text:style-name="Source_20_Text">[packages]</text:span></text:p>
      <text:p text:style-name="Preformatted_20_Text"><text:span text:style-name="Source_20_Text">fastapi = "*"</text:span></text:p>
      <text:p text:style-name="Preformatted_20_Text"><text:span text:style-name="Source_20_Text">uvicorn = "*"</text:span></text:p>
      <text:p text:style-name="Preformatted_20_Text"><text:span text:style-name="Source_20_Text">pandas = "*"</text:span></text:p>
      <text:p text:style-name="Preformatted_20_Text"><text:span text:style-name="Source_20_Text">numpy = "*"</text:span></text:p>
      <text:p text:style-name="Preformatted_20_Text"><text:span text:style-name="Source_20_Text">matplotlib = "*"</text:span></text:p>
      <text:p text:style-name="Preformatted_20_Text"><text:span text:style-name="Source_20_Text">seaborn = "*"</text:span></text:p>
      <text:p text:style-name="Preformatted_20_Text"><text:span text:style-name="Source_20_Text">nltk = "*"</text:span></text:p>
      <text:p text:style-name="Preformatted_20_Text"><text:span text:style-name="Source_20_Text">sentence-transformers = "*"</text:span></text:p>
      <text:p text:style-name="Preformatted_20_Text"><text:span text:style-name="Source_20_Text">scikit-learn = "*"</text:span></text:p>
      <text:p text:style-name="Preformatted_20_Text"><text:span text:style-name="Source_20_Text">faiss-cpu = "*"</text:span></text:p>
      <text:p text:style-name="Preformatted_20_Text"><text:span text:style-name="Source_20_Text">pymupdf = "*"</text:span></text:p>
      <text:p text:style-name="Preformatted_20_Text"><text:span text:style-name="Source_20_Text">pytesseract = "*"</text:span></text:p>
      <text:p text:style-name="Preformatted_20_Text"><text:span text:style-name="Source_20_Text">langchain = "*"</text:span></text:p>
      <text:p text:style-name="Preformatted_20_Text"><text:span text:style-name="Source_20_Text">chromadb = "*"</text:span></text:p>
      <text:p text:style-name="Preformatted_20_Text"><text:span text:style-name="Source_20_Text">boto3 = "*"</text:span></text:p>
      <text:p text:style-name="Preformatted_20_Text"/>
      <text:p text:style-name="Preformatted_20_Text"><text:span text:style-name="Source_20_Text">[dev-packages]</text:span></text:p>
      <text:p text:style-name="Preformatted_20_Text"><text:span text:style-name="Source_20_Text">jupyter = "*"</text:span></text:p>
      <text:p text:style-name="Preformatted_20_Text"><text:span text:style-name="Source_20_Text">ipykernel = "*"</text:span></text:p>
      <text:p text:style-name="Preformatted_20_Text"><text:span text:style-name="Source_20_Text">pytest = "*"</text:span></text:p>
      <text:p text:style-name="Preformatted_20_Text"/>
      <text:p text:style-name="Preformatted_20_Text"><text:span text:style-name="Source_20_Text">[requires]</text:span></text:p>
      <text:p text:style-name="P1"><text:span text:style-name="Source_20_Text">python_version = "3.10"</text:span></text:p>
      <text:p text:style-name="Horizontal_20_Line"/>
      <text:p text:style-name="Text_20_body">Хочешь, я соберу это всё в архив (<text:span text:style-name="Source_20_Text">.zip</text:span>) — чтобы ты могла просто скачать и распаковать готовую структуру проекта со всеми этими файлами?<text:line-break/>(тогда не нужно будет копировать вручную — только установить окружение и запустить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h text:style-name="Heading_20_1" text:outline-level="1"><text:bookmark-start text:name="__RefHeading___Toc3838_1652958198"/>Insight AI — RAG-based Assistant (шаблон проекта)<text:bookmark-end text:name="__RefHeading___Toc3838_1652958198"/></text:h>
      <text:p text:style-name="Quotations">Полный шаблон проекта RAG-ассистента: загрузка разных файлов, OCR, построение векторной БД, retrieval + генерация, FastAPI, Telegram-bot, Docker, deploy и инструкции для AWS S3 (boto3).</text:p>
      <text:p text:style-name="Horizontal_20_Line"/>
      <text:h text:style-name="Heading_20_2" text:outline-level="2"><text:bookmark-start text:name="__RefHeading___Toc3840_1652958198"/>Структура проекта (рекомендуемая)<text:bookmark-end text:name="__RefHeading___Toc3840_1652958198"/></text:h>
      <text:p text:style-name="Preformatted_20_Text"><text:span text:style-name="Source_20_Text">Insight_AI_RAG_Assistant/</text:span></text:p>
      <text:p text:style-name="Preformatted_20_Text"><text:span text:style-name="Source_20_Text">├── README.md</text:span></text:p>
      <text:p text:style-name="Preformatted_20_Text"><text:span text:style-name="Source_20_Text">├── Pipfile</text:span></text:p>
      <text:p text:style-name="Preformatted_20_Text"><text:span text:style-name="Source_20_Text">├── Dockerfile</text:span></text:p>
      <text:p text:style-name="Preformatted_20_Text"><text:span text:style-name="Source_20_Text">├── docker-compose.yml</text:span></text:p>
      <text:p text:style-name="Preformatted_20_Text"><text:span text:style-name="Source_20_Text">├── Makefile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└── config.yaml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raw/</text:span></text:p>
      <text:p text:style-name="Preformatted_20_Text"><text:span text:style-name="Source_20_Text">│ <text:s text:c="2"/>└── processed/</text:span></text:p>
      <text:p text:style-name="Preformatted_20_Text"><text:span text:style-name="Source_20_Text">├── notebooks/</text:span></text:p>
      <text:p text:style-name="Preformatted_20_Text"><text:span text:style-name="Source_20_Text">│ <text:s text:c="2"/>├── 01_data_preparation.ipynb</text:span></text:p>
      <text:p text:style-name="Preformatted_20_Text"><text:span text:style-name="Source_20_Text">│ <text:s text:c="2"/>├── 02_text_analysis.ipynb</text:span></text:p>
      <text:p text:style-name="Preformatted_20_Text"><text:span text:style-name="Source_20_Text">│ <text:s text:c="2"/>└── 03_retrieval_baseline.ipynb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app/</text:span></text:p>
      <text:p text:style-name="Preformatted_20_Text"><text:span text:style-name="Source_20_Text">│ <text:s text:c="2"/>│ <text:s text:c="2"/>├── main.py</text:span></text:p>
      <text:p text:style-name="Preformatted_20_Text"><text:span text:style-name="Source_20_Text">│ <text:s text:c="2"/>│ <text:s text:c="2"/>├── routes/</text:span></text:p>
      <text:p text:style-name="Preformatted_20_Text"><text:span text:style-name="Source_20_Text">│ <text:s text:c="2"/>│ <text:s text:c="2"/>│ <text:s text:c="2"/>├── ask.py</text:span></text:p>
      <text:p text:style-name="Preformatted_20_Text"><text:span text:style-name="Source_20_Text">│ <text:s text:c="2"/>│ <text:s text:c="2"/>│ <text:s text:c="2"/>└── health.py</text:span></text:p>
      <text:p text:style-name="Preformatted_20_Text"><text:span text:style-name="Source_20_Text">│ <text:s text:c="2"/>│ <text:s text:c="2"/>└── telegram_bot.py</text:span></text:p>
      <text:p text:style-name="Preformatted_20_Text"><text:span text:style-name="Source_20_Text">│ <text:s text:c="2"/>├── data/</text:span></text:p>
      <text:p text:style-name="Preformatted_20_Text"><text:span text:style-name="Source_20_Text">│ <text:s text:c="2"/>│ <text:s text:c="2"/>├── loader.py <text:s text:c="6"/># чтение odt, pdf, ipynb, изображения</text:span></text:p>
      <text:p text:style-name="Preformatted_20_Text"><text:span text:style-name="Source_20_Text">│ <text:s text:c="2"/>│ <text:s text:c="2"/>├── ocr.py <text:s text:c="9"/># pytesseract helper</text:span></text:p>
      <text:p text:style-name="Preformatted_20_Text"><text:span text:style-name="Source_20_Text">│ <text:s text:c="2"/>│ <text:s text:c="2"/>└── preprocessing.py</text:span></text:p>
      <text:p text:style-name="Preformatted_20_Text"><text:span text:style-name="Source_20_Text">│ <text:s text:c="2"/>├── embeddings/</text:span></text:p>
      <text:p text:style-name="Preformatted_20_Text"><text:span text:style-name="Source_20_Text">│ <text:s text:c="2"/>│ <text:s text:c="2"/>├── encoder.py <text:s text:c="5"/># wrapper для sentence-transformers / HF embeddings</text:span></text:p>
      <text:p text:style-name="Preformatted_20_Text"><text:span text:style-name="Source_20_Text">│ <text:s text:c="2"/>│ <text:s text:c="2"/>└── indexer.py <text:s text:c="5"/># FAISS/Chroma wrapper</text:span></text:p>
      <text:p text:style-name="Preformatted_20_Text"><text:span text:style-name="Source_20_Text">│ <text:s text:c="2"/>├── retrieval/</text:span></text:p>
      <text:p text:style-name="Preformatted_20_Text"><text:span text:style-name="Source_20_Text">│ <text:s text:c="2"/>│ <text:s text:c="2"/>└── retriever.py</text:span></text:p>
      <text:p text:style-name="Preformatted_20_Text"><text:span text:style-name="Source_20_Text">│ <text:s text:c="2"/>└── generation/</text:span></text:p>
      <text:p text:style-name="Preformatted_20_Text"><text:span text:style-name="Source_20_Text">│ <text:s text:c="6"/>└── generator.py <text:s text:c="3"/># wrapper LLM inference</text:span></text:p>
      <text:p text:style-name="Preformatted_20_Text"><text:span text:style-name="Source_20_Text">├── scripts/</text:span></text:p>
      <text:p text:style-name="Preformatted_20_Text"><text:span text:style-name="Source_20_Text">│ <text:s text:c="2"/>└── build_index.py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└── test_loader.py</text:span></text:p>
      <text:p text:style-name="Preformatted_20_Text"><text:span text:style-name="Source_20_Text">└── report/</text:span></text:p>
      <text:p text:style-name="Preformatted_20_Text"><text:span text:style-name="Source_20_Text"><text:s text:c="4"/>├── diploma_text.odt</text:span></text:p>
      <text:p text:style-name="P1"><text:span text:style-name="Source_20_Text"><text:s text:c="4"/>└── presentation.pptx</text:span></text:p>
      <text:p text:style-name="Horizontal_20_Line"/>
      <text:h text:style-name="Heading_20_2" text:outline-level="2"><text:bookmark-start text:name="__RefHeading___Toc3842_1652958198"/>Ключевые файлы — содержимое (шаблоны)<text:bookmark-end text:name="__RefHeading___Toc3842_1652958198"/></text:h>
      <text:p text:style-name="Quotations">Ниже — минимальные рабочие варианты основных модулей. Скопируй их в соответствующие файлы и дополни по необходимости.</text:p>
      <text:h text:style-name="Heading_20_3" text:outline-level="3"><text:bookmark-start text:name="__RefHeading___Toc3844_1652958198"/><text:soft-page-break/><text:span text:style-name="Source_20_Text">Pipfile</text:span><text:bookmark-end text:name="__RefHeading___Toc3844_1652958198"/></text:h>
      <text:p text:style-name="Preformatted_20_Text"><text:span text:style-name="Source_20_Text">[[source]]</text:span></text:p>
      <text:p text:style-name="Preformatted_20_Text"><text:span text:style-name="Source_20_Text">url = "https://pypi.org/simple"</text:span></text:p>
      <text:p text:style-name="Preformatted_20_Text"><text:span text:style-name="Source_20_Text">verify_ssl = true</text:span></text:p>
      <text:p text:style-name="Preformatted_20_Text"><text:span text:style-name="Source_20_Text">name = "pypi"</text:span></text:p>
      <text:p text:style-name="Preformatted_20_Text"/>
      <text:p text:style-name="Preformatted_20_Text"><text:span text:style-name="Source_20_Text">[packages]</text:span></text:p>
      <text:p text:style-name="Preformatted_20_Text"><text:span text:style-name="Source_20_Text">fastapi = "*"</text:span></text:p>
      <text:p text:style-name="Preformatted_20_Text"><text:span text:style-name="Source_20_Text">uvicorn = "*"</text:span></text:p>
      <text:p text:style-name="Preformatted_20_Text"><text:span text:style-name="Source_20_Text">pandas = "*"</text:span></text:p>
      <text:p text:style-name="Preformatted_20_Text"><text:span text:style-name="Source_20_Text">numpy = "*"</text:span></text:p>
      <text:p text:style-name="Preformatted_20_Text"><text:span text:style-name="Source_20_Text">matplotlib = "*"</text:span></text:p>
      <text:p text:style-name="Preformatted_20_Text"><text:span text:style-name="Source_20_Text">seaborn = "*"</text:span></text:p>
      <text:p text:style-name="Preformatted_20_Text"><text:span text:style-name="Source_20_Text">nbformat = "*"</text:span></text:p>
      <text:p text:style-name="Preformatted_20_Text"><text:span text:style-name="Source_20_Text">requests = "*"</text:span></text:p>
      <text:p text:style-name="Preformatted_20_Text"><text:span text:style-name="Source_20_Text">bs4 = "*"</text:span></text:p>
      <text:p text:style-name="Preformatted_20_Text"><text:span text:style-name="Source_20_Text">nltk = "*"</text:span></text:p>
      <text:p text:style-name="Preformatted_20_Text"><text:span text:style-name="Source_20_Text">sentence-transformers = "*"</text:span></text:p>
      <text:p text:style-name="Preformatted_20_Text"><text:span text:style-name="Source_20_Text">faiss-cpu = "*"</text:span></text:p>
      <text:p text:style-name="Preformatted_20_Text"><text:span text:style-name="Source_20_Text">pymupdf = "*"</text:span></text:p>
      <text:p text:style-name="Preformatted_20_Text"><text:span text:style-name="Source_20_Text">pytesseract = "*"</text:span></text:p>
      <text:p text:style-name="Preformatted_20_Text"><text:span text:style-name="Source_20_Text">langchain = "*"</text:span></text:p>
      <text:p text:style-name="Preformatted_20_Text"><text:span text:style-name="Source_20_Text">chromadb = "*"</text:span></text:p>
      <text:p text:style-name="Preformatted_20_Text"><text:span text:style-name="Source_20_Text">boto3 = "*"</text:span></text:p>
      <text:p text:style-name="Preformatted_20_Text"><text:span text:style-name="Source_20_Text">scikit-learn = "*"</text:span></text:p>
      <text:p text:style-name="Preformatted_20_Text"><text:span text:style-name="Source_20_Text"># убираем torch из общего Pipfile, ставим вручную при необходимости</text:span></text:p>
      <text:p text:style-name="Preformatted_20_Text"/>
      <text:p text:style-name="Preformatted_20_Text"><text:span text:style-name="Source_20_Text">[dev-packages]</text:span></text:p>
      <text:p text:style-name="Preformatted_20_Text"><text:span text:style-name="Source_20_Text">jupyter = "*"</text:span></text:p>
      <text:p text:style-name="Preformatted_20_Text"><text:span text:style-name="Source_20_Text">ipykernel = "*"</text:span></text:p>
      <text:p text:style-name="Preformatted_20_Text"><text:span text:style-name="Source_20_Text">pytest = "*"</text:span></text:p>
      <text:p text:style-name="Preformatted_20_Text"/>
      <text:p text:style-name="Preformatted_20_Text"><text:span text:style-name="Source_20_Text">[requires]</text:span></text:p>
      <text:p text:style-name="P1"><text:span text:style-name="Source_20_Text">python_version = "3.10"</text:span></text:p>
      <text:p text:style-name="Quotations">Примечание: для <text:span text:style-name="Source_20_Text">torch</text:span> и тяжёлых библиотек рекомендуется ставить вручную внутри виртуального окружения (pip install --index-url ... или через conda/official wheel).</text:p>
      <text:p text:style-name="Horizontal_20_Line"/>
      <text:h text:style-name="Heading_20_3" text:outline-level="3"><text:bookmark-start text:name="__RefHeading___Toc3846_1652958198"/><text:span text:style-name="Source_20_Text">config/config.yaml</text:span><text:bookmark-end text:name="__RefHeading___Toc3846_1652958198"/></text:h>
      <text:p text:style-name="Preformatted_20_Text"><text:span text:style-name="Source_20_Text">data_path:</text:span></text:p>
      <text:p text:style-name="Preformatted_20_Text"><text:span text:style-name="Source_20_Text"><text:s text:c="2"/>raw: data/raw</text:span></text:p>
      <text:p text:style-name="Preformatted_20_Text"><text:span text:style-name="Source_20_Text"><text:s text:c="2"/>processed: data/processed</text:span></text:p>
      <text:p text:style-name="Preformatted_20_Text"><text:span text:style-name="Source_20_Text">embeddings:</text:span></text:p>
      <text:p text:style-name="Preformatted_20_Text"><text:span text:style-name="Source_20_Text"><text:s text:c="2"/>model: sentence-transformers/all-MiniLM-L6-v2</text:span></text:p>
      <text:p text:style-name="Preformatted_20_Text"><text:span text:style-name="Source_20_Text"><text:s text:c="2"/>vector_db: faiss</text:span></text:p>
      <text:p text:style-name="Preformatted_20_Text"><text:span text:style-name="Source_20_Text">retrieval:</text:span></text:p>
      <text:p text:style-name="Preformatted_20_Text"><text:span text:style-name="Source_20_Text"><text:s text:c="2"/>top_k: 5</text:span></text:p>
      <text:p text:style-name="Preformatted_20_Text"><text:span text:style-name="Source_20_Text">generation:</text:span></text:p>
      <text:p text:style-name="Preformatted_20_Text"><text:span text:style-name="Source_20_Text"><text:s text:c="2"/>model: "gpt-neo-2.7b" <text:s/># пример; заменяй на выбранную модель</text:span></text:p>
      <text:p text:style-name="Preformatted_20_Text"><text:span text:style-name="Source_20_Text">logging:</text:span></text:p>
      <text:p text:style-name="Preformatted_20_Text"><text:span text:style-name="Source_20_Text"><text:s text:c="2"/>level: INFO</text:span></text:p>
      <text:p text:style-name="Preformatted_20_Text"><text:span text:style-name="Source_20_Text">s3:</text:span></text:p>
      <text:p text:style-name="Preformatted_20_Text"><text:span text:style-name="Source_20_Text"><text:s text:c="2"/>bucket: your-bucket-name</text:span></text:p>
      <text:p text:style-name="P1"><text:span text:style-name="Source_20_Text"><text:s text:c="2"/>region: eu-central-1</text:span></text:p>
      <text:p text:style-name="Horizontal_20_Line"/>
      <text:h text:style-name="Heading_20_3" text:outline-level="3"><text:bookmark-start text:name="__RefHeading___Toc3848_1652958198"/><text:soft-page-break/><text:span text:style-name="Source_20_Text">src/app/main.py</text:span><text:bookmark-end text:name="__RefHeading___Toc3848_1652958198"/></text:h>
      <text:p text:style-name="Preformatted_20_Text"><text:span text:style-name="Source_20_Text">from fastapi import FastAPI</text:span></text:p>
      <text:p text:style-name="Preformatted_20_Text"><text:span text:style-name="Source_20_Text">from src.app.routes.ask import router as ask_router</text:span></text:p>
      <text:p text:style-name="Preformatted_20_Text"><text:span text:style-name="Source_20_Text">from src.app.routes.health import router as health_router</text:span></text:p>
      <text:p text:style-name="Preformatted_20_Text"/>
      <text:p text:style-name="Preformatted_20_Text"><text:span text:style-name="Source_20_Text">app = FastAPI(title="Insight AI RAG Assistant")</text:span></text:p>
      <text:p text:style-name="Preformatted_20_Text"/>
      <text:p text:style-name="Preformatted_20_Text"><text:span text:style-name="Source_20_Text">app.include_router(ask_router, prefix="/ask")</text:span></text:p>
      <text:p text:style-name="P1"><text:span text:style-name="Source_20_Text">app.include_router(health_router, prefix="/health")</text:span></text:p>
      <text:p text:style-name="Horizontal_20_Line"/>
      <text:h text:style-name="Heading_20_3" text:outline-level="3"><text:bookmark-start text:name="__RefHeading___Toc3850_1652958198"/><text:span text:style-name="Source_20_Text">src/app/routes/ask.py</text:span><text:bookmark-end text:name="__RefHeading___Toc3850_1652958198"/></text:h>
      <text:p text:style-name="Preformatted_20_Text"><text:span text:style-name="Source_20_Text">from fastapi import APIRouter</text:span></text:p>
      <text:p text:style-name="Preformatted_20_Text"><text:span text:style-name="Source_20_Text">from pydantic import BaseModel</text:span></text:p>
      <text:p text:style-name="Preformatted_20_Text"><text:span text:style-name="Source_20_Text">from src.retrieval.retriever import Retriever</text:span></text:p>
      <text:p text:style-name="Preformatted_20_Text"><text:span text:style-name="Source_20_Text">from src.generation.generator import Generator</text:span></text:p>
      <text:p text:style-name="Preformatted_20_Text"/>
      <text:p text:style-name="Preformatted_20_Text"><text:span text:style-name="Source_20_Text">router = APIRouter()</text:span></text:p>
      <text:p text:style-name="Preformatted_20_Text"/>
      <text:p text:style-name="Preformatted_20_Text"><text:span text:style-name="Source_20_Text"># инициализация на старте (упрощённо)</text:span></text:p>
      <text:p text:style-name="Preformatted_20_Text"><text:span text:style-name="Source_20_Text">retriever = Retriever()</text:span></text:p>
      <text:p text:style-name="Preformatted_20_Text"><text:span text:style-name="Source_20_Text">generator = Generator()</text:span></text:p>
      <text:p text:style-name="Preformatted_20_Text"/>
      <text:p text:style-name="Preformatted_20_Text"><text:span text:style-name="Source_20_Text">class AskRequest(BaseModel):</text:span></text:p>
      <text:p text:style-name="Preformatted_20_Text"><text:span text:style-name="Source_20_Text"><text:s text:c="4"/>question: str</text:span></text:p>
      <text:p text:style-name="Preformatted_20_Text"/>
      <text:p text:style-name="Preformatted_20_Text"><text:span text:style-name="Source_20_Text">@router.post("/")</text:span></text:p>
      <text:p text:style-name="Preformatted_20_Text"><text:span text:style-name="Source_20_Text">async def ask(req: AskRequest):</text:span></text:p>
      <text:p text:style-name="Preformatted_20_Text"><text:span text:style-name="Source_20_Text"><text:s text:c="4"/>ctx = retriever.retrieve(req.question)</text:span></text:p>
      <text:p text:style-name="Preformatted_20_Text"><text:span text:style-name="Source_20_Text"><text:s text:c="4"/>answer = generator.generate(req.question, ctx)</text:span></text:p>
      <text:p text:style-name="P1"><text:span text:style-name="Source_20_Text"><text:s text:c="4"/>return {"question": req.question, "answer": answer, "context": ctx}</text:span></text:p>
      <text:p text:style-name="Horizontal_20_Line"/>
      <text:h text:style-name="Heading_20_3" text:outline-level="3"><text:bookmark-start text:name="__RefHeading___Toc3852_1652958198"/><text:span text:style-name="Source_20_Text">src/data/loader.py</text:span> — чтение разных форматов (ODT, PDF, IPYNB)<text:bookmark-end text:name="__RefHeading___Toc3852_1652958198"/></text:h>
      <text:p text:style-name="Preformatted_20_Text"><text:span text:style-name="Source_20_Text">import zipfile</text:span></text:p>
      <text:p text:style-name="Preformatted_20_Text"><text:span text:style-name="Source_20_Text">import fitz <text:s/># pymupdf</text:span></text:p>
      <text:p text:style-name="Preformatted_20_Text"><text:span text:style-name="Source_20_Text">import nbformat</text:span></text:p>
      <text:p text:style-name="Preformatted_20_Text"><text:span text:style-name="Source_20_Text">from odf.opendocument import load</text:span></text:p>
      <text:p text:style-name="Preformatted_20_Text"><text:span text:style-name="Source_20_Text">from odf import text</text:span></text:p>
      <text:p text:style-name="Preformatted_20_Text"><text:span text:style-name="Source_20_Text">from pathlib import Path</text:span>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def read_pdf(path):</text:span></text:p>
      <text:p text:style-name="Preformatted_20_Text"><text:span text:style-name="Source_20_Text"><text:s text:c="4"/>doc = fitz.open(path)</text:span></text:p>
      <text:p text:style-name="Preformatted_20_Text"><text:span text:style-name="Source_20_Text"><text:s text:c="4"/>texts = []</text:span></text:p>
      <text:p text:style-name="Preformatted_20_Text"><text:span text:style-name="Source_20_Text"><text:s text:c="4"/>for page in doc:</text:span></text:p>
      <text:p text:style-name="Preformatted_20_Text"><text:span text:style-name="Source_20_Text"><text:s text:c="8"/>texts.append(page.get_text())</text:span></text:p>
      <text:p text:style-name="Preformatted_20_Text"><text:span text:style-name="Source_20_Text"><text:s text:c="4"/>return "\n".join(texts)</text:span></text:p>
      <text:p text:style-name="Preformatted_20_Text"/>
      <text:p text:style-name="Preformatted_20_Text"><text:span text:style-name="Source_20_Text">def read_ipynb(path):</text:span></text:p>
      <text:p text:style-name="Preformatted_20_Text"><text:span text:style-name="Source_20_Text"><text:s text:c="4"/>nb = nbformat.read(path, as_version=4)</text:span></text:p>
      <text:p text:style-name="Preformatted_20_Text"><text:span text:style-name="Source_20_Text"><text:s text:c="4"/>cells = [c for c in nb.cells if c.cell_type == 'markdown']</text:span></text:p>
      <text:p text:style-name="Preformatted_20_Text"><text:span text:style-name="Source_20_Text"><text:s text:c="4"/>return "\n".join(c.source for c in cells)</text:span></text:p>
      <text:p text:style-name="Preformatted_20_Text"/>
      <text:p text:style-name="Preformatted_20_Text"><text:span text:style-name="Source_20_Text">def read_odt(path):</text:span></text:p>
      <text:p text:style-name="Preformatted_20_Text"><text:span text:style-name="Source_20_Text"><text:s text:c="4"/>doc = load(path)</text:span></text:p>
      <text:p text:style-name="Preformatted_20_Text"><text:span text:style-name="Source_20_Text"><text:s text:c="4"/>paragraphs = doc.getElementsByType(text.P)</text:span></text:p>
      <text:p text:style-name="Preformatted_20_Text"><text:soft-page-break/><text:span text:style-name="Source_20_Text"><text:s text:c="4"/>return "\n".join([p.firstChild.data if p.firstChild else '' for p in paragraphs])</text:span></text:p>
      <text:p text:style-name="Preformatted_20_Text"/>
      <text:p text:style-name="P1"><text:span text:style-name="Source_20_Text"># извлечение картинок из ODT и OCR делаем в отдельном модуле</text:span></text:p>
      <text:p text:style-name="Horizontal_20_Line"/>
      <text:h text:style-name="Heading_20_3" text:outline-level="3"><text:bookmark-start text:name="__RefHeading___Toc3854_1652958198"/><text:span text:style-name="Source_20_Text">src/data/ocr.py</text:span> — OCR для картинок<text:bookmark-end text:name="__RefHeading___Toc3854_1652958198"/></text:h>
      <text:p text:style-name="Preformatted_20_Text"><text:span text:style-name="Source_20_Text">import pytesseract</text:span>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def ocr_image(path, lang='eng'):</text:span></text:p>
      <text:p text:style-name="Preformatted_20_Text"><text:span text:style-name="Source_20_Text"><text:s text:c="4"/>img = Image.open(path)</text:span></text:p>
      <text:p text:style-name="Preformatted_20_Text"><text:span text:style-name="Source_20_Text"><text:s text:c="4"/>text = pytesseract.image_to_string(img, lang=lang)</text:span></text:p>
      <text:p text:style-name="P1"><text:span text:style-name="Source_20_Text"><text:s text:c="4"/>return text</text:span></text:p>
      <text:p text:style-name="Horizontal_20_Line"/>
      <text:h text:style-name="Heading_20_3" text:outline-level="3"><text:bookmark-start text:name="__RefHeading___Toc3856_1652958198"/><text:span text:style-name="Source_20_Text">src/embeddings/encoder.py</text:span><text:bookmark-end text:name="__RefHeading___Toc3856_1652958198"/></text:h>
      <text:p text:style-name="Preformatted_20_Text"><text:span text:style-name="Source_20_Text">from sentence_transformers import SentenceTransformer</text:span></text:p>
      <text:p text:style-name="Preformatted_20_Text"/>
      <text:p text:style-name="Preformatted_20_Text"><text:span text:style-name="Source_20_Text">class Encoder:</text:span></text:p>
      <text:p text:style-name="Preformatted_20_Text"><text:span text:style-name="Source_20_Text"><text:s text:c="4"/>def __init__(self, model_name='all-MiniLM-L6-v2'):</text:span></text:p>
      <text:p text:style-name="Preformatted_20_Text"><text:span text:style-name="Source_20_Text"><text:s text:c="8"/>self.model = SentenceTransformer(model_name)</text:span></text:p>
      <text:p text:style-name="Preformatted_20_Text"/>
      <text:p text:style-name="Preformatted_20_Text"><text:span text:style-name="Source_20_Text"><text:s text:c="4"/>def encode(self, texts, **kwargs):</text:span></text:p>
      <text:p text:style-name="P1"><text:span text:style-name="Source_20_Text"><text:s text:c="8"/>return self.model.encode(texts, convert_to_numpy=True, show_progress_bar=False)</text:span></text:p>
      <text:p text:style-name="Horizontal_20_Line"/>
      <text:h text:style-name="Heading_20_3" text:outline-level="3"><text:bookmark-start text:name="__RefHeading___Toc3858_1652958198"/><text:span text:style-name="Source_20_Text">src/embeddings/indexer.py</text:span> (FAISS wrapper)<text:bookmark-end text:name="__RefHeading___Toc3858_1652958198"/></text:h>
      <text:p text:style-name="Preformatted_20_Text"><text:span text:style-name="Source_20_Text">import faiss</text:span></text:p>
      <text:p text:style-name="Preformatted_20_Text"><text:span text:style-name="Source_20_Text">import numpy as np</text:span></text:p>
      <text:p text:style-name="Preformatted_20_Text"><text:span text:style-name="Source_20_Text">import pickle</text:span></text:p>
      <text:p text:style-name="Preformatted_20_Text"/>
      <text:p text:style-name="Preformatted_20_Text"><text:span text:style-name="Source_20_Text">class FaissIndexer:</text:span></text:p>
      <text:p text:style-name="Preformatted_20_Text"><text:span text:style-name="Source_20_Text"><text:s text:c="4"/>def __init__(self, dim, index_path=None):</text:span></text:p>
      <text:p text:style-name="Preformatted_20_Text"><text:span text:style-name="Source_20_Text"><text:s text:c="8"/>self.dim = dim</text:span></text:p>
      <text:p text:style-name="Preformatted_20_Text"><text:span text:style-name="Source_20_Text"><text:s text:c="8"/>self.index = faiss.IndexFlatIP(dim)</text:span></text:p>
      <text:p text:style-name="Preformatted_20_Text"><text:span text:style-name="Source_20_Text"><text:s text:c="8"/>self.index_path = index_path</text:span></text:p>
      <text:p text:style-name="Preformatted_20_Text"/>
      <text:p text:style-name="Preformatted_20_Text"><text:span text:style-name="Source_20_Text"><text:s text:c="4"/>def add(self, emb_matrix):</text:span></text:p>
      <text:p text:style-name="Preformatted_20_Text"><text:span text:style-name="Source_20_Text"><text:s text:c="8"/>self.index.add(emb_matrix.astype('float32'))</text:span></text:p>
      <text:p text:style-name="Preformatted_20_Text"/>
      <text:p text:style-name="Preformatted_20_Text"><text:span text:style-name="Source_20_Text"><text:s text:c="4"/>def save(self, path):</text:span></text:p>
      <text:p text:style-name="Preformatted_20_Text"><text:span text:style-name="Source_20_Text"><text:s text:c="8"/>faiss.write_index(self.index, path)</text:span></text:p>
      <text:p text:style-name="Preformatted_20_Text"/>
      <text:p text:style-name="Preformatted_20_Text"><text:span text:style-name="Source_20_Text"><text:s text:c="4"/>def load(self, path):</text:span></text:p>
      <text:p text:style-name="Preformatted_20_Text"><text:span text:style-name="Source_20_Text"><text:s text:c="8"/>self.index = faiss.read_index(path)</text:span></text:p>
      <text:p text:style-name="Preformatted_20_Text"/>
      <text:p text:style-name="Preformatted_20_Text"><text:span text:style-name="Source_20_Text"><text:s text:c="4"/>def search(self, query_emb, top_k=5):</text:span></text:p>
      <text:p text:style-name="Preformatted_20_Text"><text:span text:style-name="Source_20_Text"><text:s text:c="8"/>D, I = self.index.search(query_emb.astype('float32'), top_k)</text:span></text:p>
      <text:p text:style-name="P1"><text:span text:style-name="Source_20_Text"><text:s text:c="8"/>return D, I</text:span></text:p>
      <text:p text:style-name="Horizontal_20_Line"/>
      <text:h text:style-name="Heading_20_3" text:outline-level="3"><text:bookmark-start text:name="__RefHeading___Toc3860_1652958198"/><text:soft-page-break/><text:span text:style-name="Source_20_Text">src/retrieval/retriever.py</text:span> (микрошлюз)<text:bookmark-end text:name="__RefHeading___Toc3860_1652958198"/></text:h>
      <text:p text:style-name="Preformatted_20_Text"><text:span text:style-name="Source_20_Text">from src.embeddings.encoder import Encoder</text:span></text:p>
      <text:p text:style-name="Preformatted_20_Text"><text:span text:style-name="Source_20_Text">from src.embeddings.indexer import FaissIndexer</text:span></text:p>
      <text:p text:style-name="Preformatted_20_Text"/>
      <text:p text:style-name="Preformatted_20_Text"><text:span text:style-name="Source_20_Text">class Retriever:</text:span></text:p>
      <text:p text:style-name="Preformatted_20_Text"><text:span text:style-name="Source_20_Text"><text:s text:c="4"/>def __init__(self, emb_model='all-MiniLM-L6-v2', index_path=None, meta_path=None):</text:span></text:p>
      <text:p text:style-name="Preformatted_20_Text"><text:span text:style-name="Source_20_Text"><text:s text:c="8"/>self.encoder = Encoder(emb_model)</text:span></text:p>
      <text:p text:style-name="Preformatted_20_Text"><text:span text:style-name="Source_20_Text"><text:s text:c="8"/># загрузка индекса/мета</text:span></text:p>
      <text:p text:style-name="Preformatted_20_Text"><text:span text:style-name="Source_20_Text"><text:s text:c="8"/>self.indexer = FaissIndexer(dim=384) <text:s/># для MiniLM dim=384</text:span></text:p>
      <text:p text:style-name="Preformatted_20_Text"><text:span text:style-name="Source_20_Text"><text:s text:c="8"/># если есть сохранённый индекс, load</text:span></text:p>
      <text:p text:style-name="Preformatted_20_Text"/>
      <text:p text:style-name="Preformatted_20_Text"><text:span text:style-name="Source_20_Text"><text:s text:c="4"/>def retrieve(self, query, top_k=5):</text:span></text:p>
      <text:p text:style-name="Preformatted_20_Text"><text:span text:style-name="Source_20_Text"><text:s text:c="8"/>q_emb = self.encoder.encode([query])</text:span></text:p>
      <text:p text:style-name="Preformatted_20_Text"><text:span text:style-name="Source_20_Text"><text:s text:c="8"/>D, I = self.indexer.search(q_emb, top_k)</text:span></text:p>
      <text:p text:style-name="Preformatted_20_Text"><text:span text:style-name="Source_20_Text"><text:s text:c="8"/># map I -&gt; документация (метаданные)</text:span></text:p>
      <text:p text:style-name="Preformatted_20_Text"><text:span text:style-name="Source_20_Text"><text:s text:c="8"/># тут вернём заглушку</text:span></text:p>
      <text:p text:style-name="P1"><text:span text:style-name="Source_20_Text"><text:s text:c="8"/>return [{'score': float(D[0][i]), 'doc_id': int(I[0][i])} for i in range(len(I[0]))]</text:span></text:p>
      <text:p text:style-name="Horizontal_20_Line"/>
      <text:h text:style-name="Heading_20_3" text:outline-level="3"><text:bookmark-start text:name="__RefHeading___Toc3862_1652958198"/><text:span text:style-name="Source_20_Text">src/generation/generator.py</text:span> — вызов LLM (локальный HF-стек или API)<text:bookmark-end text:name="__RefHeading___Toc3862_1652958198"/></text:h>
      <text:p text:style-name="Preformatted_20_Text"><text:span text:style-name="Source_20_Text"># базовый пример: генерация через HuggingFace text-generation pipeline</text:span></text:p>
      <text:p text:style-name="Preformatted_20_Text"><text:span text:style-name="Source_20_Text">from transformers import pipeline</text:span></text:p>
      <text:p text:style-name="Preformatted_20_Text"/>
      <text:p text:style-name="Preformatted_20_Text"><text:span text:style-name="Source_20_Text">class Generator:</text:span></text:p>
      <text:p text:style-name="Preformatted_20_Text"><text:span text:style-name="Source_20_Text"><text:s text:c="4"/>def __init__(self, model_name='gpt-neo-2.7b'):</text:span></text:p>
      <text:p text:style-name="Preformatted_20_Text"><text:span text:style-name="Source_20_Text"><text:s text:c="8"/>self.pipe = pipeline('text-generation', model=model_name, device_map='auto')</text:span></text:p>
      <text:p text:style-name="Preformatted_20_Text"/>
      <text:p text:style-name="Preformatted_20_Text"><text:span text:style-name="Source_20_Text"><text:s text:c="4"/>def generate(self, question, context):</text:span></text:p>
      <text:p text:style-name="Preformatted_20_Text"><text:span text:style-name="Source_20_Text"><text:s text:c="8"/>prompt = f"Context:\n{context}\n\nQuestion: {question}\nAnswer:"</text:span></text:p>
      <text:p text:style-name="Preformatted_20_Text"><text:span text:style-name="Source_20_Text"><text:s text:c="8"/>out = self.pipe(prompt, max_length=256, do_sample=False)[0]['generated_text']</text:span></text:p>
      <text:p text:style-name="P1"><text:span text:style-name="Source_20_Text"><text:s text:c="8"/>return out</text:span></text:p>
      <text:p text:style-name="Quotations">В продакшне скорее используют: OpenAI API, Hugging Face Inference API, или TGI / Ollama / text-generation-inference для больших моделей.</text:p>
      <text:p text:style-name="Horizontal_20_Line"/>
      <text:h text:style-name="Heading_20_3" text:outline-level="3"><text:bookmark-start text:name="__RefHeading___Toc3864_1652958198"/><text:span text:style-name="Source_20_Text">src/app/telegram_bot.py</text:span> — минимальный бот<text:bookmark-end text:name="__RefHeading___Toc3864_1652958198"/></text:h>
      <text:p text:style-name="Preformatted_20_Text"><text:span text:style-name="Source_20_Text">from telegram import Update</text:span></text:p>
      <text:p text:style-name="Preformatted_20_Text"><text:span text:style-name="Source_20_Text">from telegram.ext import ApplicationBuilder, CommandHandler, ContextTypes</text:span></text:p>
      <text:p text:style-name="Preformatted_20_Text"><text:span text:style-name="Source_20_Text">import os</text:span>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API_URL = os.getenv('FASTAPI_URL', 'http://localhost:8000/ask')</text:span></text:p>
      <text:p text:style-name="Preformatted_20_Text"><text:span text:style-name="Source_20_Text">TOKEN = os.getenv('TG_TOKEN')</text:span></text:p>
      <text:p text:style-name="Preformatted_20_Text"/>
      <text:p text:style-name="Preformatted_20_Text"><text:span text:style-name="Source_20_Text">async def start(update: Update, context: ContextTypes.DEFAULT_TYPE):</text:span></text:p>
      <text:p text:style-name="Preformatted_20_Text"><text:span text:style-name="Source_20_Text"><text:s text:c="4"/>await update.message.reply_text('Hello! Send /ask &lt;question&gt;')</text:span></text:p>
      <text:p text:style-name="Preformatted_20_Text"/>
      <text:p text:style-name="Preformatted_20_Text"><text:span text:style-name="Source_20_Text">async def ask(update: Update, context: ContextTypes.DEFAULT_TYPE):</text:span></text:p>
      <text:p text:style-name="Preformatted_20_Text"><text:span text:style-name="Source_20_Text"><text:s text:c="4"/>q = ' '.join(context.args)</text:span></text:p>
      <text:p text:style-name="Preformatted_20_Text"><text:span text:style-name="Source_20_Text"><text:s text:c="4"/>if not q:</text:span></text:p>
      <text:p text:style-name="Preformatted_20_Text"><text:soft-page-break/><text:span text:style-name="Source_20_Text"><text:s text:c="8"/>await update.message.reply_text('Please send a question')</text:span></text:p>
      <text:p text:style-name="Preformatted_20_Text"><text:span text:style-name="Source_20_Text"><text:s text:c="8"/>return</text:span></text:p>
      <text:p text:style-name="Preformatted_20_Text"><text:span text:style-name="Source_20_Text"><text:s text:c="4"/>res = requests.post(API_URL, json={'question': q}).json()</text:span></text:p>
      <text:p text:style-name="Preformatted_20_Text"><text:span text:style-name="Source_20_Text"><text:s text:c="4"/>await update.message.reply_text(res.get('answer', 'No answer'))</text:span></text:p>
      <text:p text:style-name="Preformatted_20_Text"/>
      <text:p text:style-name="Preformatted_20_Text"><text:span text:style-name="Source_20_Text">if __name__ == '__main__':</text:span></text:p>
      <text:p text:style-name="Preformatted_20_Text"><text:span text:style-name="Source_20_Text"><text:s text:c="4"/>app = ApplicationBuilder().token(TOKEN).build()</text:span></text:p>
      <text:p text:style-name="Preformatted_20_Text"><text:span text:style-name="Source_20_Text"><text:s text:c="4"/>app.add_handler(CommandHandler('start', start))</text:span></text:p>
      <text:p text:style-name="Preformatted_20_Text"><text:span text:style-name="Source_20_Text"><text:s text:c="4"/>app.add_handler(CommandHandler('ask', ask))</text:span></text:p>
      <text:p text:style-name="P1"><text:span text:style-name="Source_20_Text"><text:s text:c="4"/>app.run_polling()</text:span></text:p>
      <text:p text:style-name="Horizontal_20_Line"/>
      <text:h text:style-name="Heading_20_3" text:outline-level="3"><text:bookmark-start text:name="__RefHeading___Toc3866_1652958198"/><text:span text:style-name="Source_20_Text">Dockerfile</text:span> (минимальный)<text:bookmark-end text:name="__RefHeading___Toc3866_1652958198"/></text:h>
      <text:p text:style-name="Preformatted_20_Text"><text:span text:style-name="Source_20_Text">FROM python:3.10-slim</text:span></text:p>
      <text:p text:style-name="Preformatted_20_Text"><text:span text:style-name="Source_20_Text">WORKDIR /app</text:span></text:p>
      <text:p text:style-name="Preformatted_20_Text"><text:span text:style-name="Source_20_Text">COPY Pipfile Pipfile.lock ./</text:span></text:p>
      <text:p text:style-name="Preformatted_20_Text"><text:span text:style-name="Source_20_Text">RUN pip install pipenv &amp;&amp; pipenv install --system --deploy</text:span></text:p>
      <text:p text:style-name="Preformatted_20_Text"><text:span text:style-name="Source_20_Text">COPY . .</text:span></text:p>
      <text:p text:style-name="Preformatted_20_Text"><text:span text:style-name="Source_20_Text">EXPOSE 8000</text:span></text:p>
      <text:p text:style-name="P1"><text:span text:style-name="Source_20_Text">CMD ["uvicorn", "src.app.main:app", "--host", "0.0.0.0", "--port", "8000"]</text:span></text:p>
      <text:p text:style-name="Quotations">Если используешь тяжёлые модели — лучше строить 2 контейнера: API (FastAPI) и модельный сервис (TGI / Ollama / HF Inference).</text:p>
      <text:p text:style-name="Horizontal_20_Line"/>
      <text:h text:style-name="Heading_20_3" text:outline-level="3"><text:bookmark-start text:name="__RefHeading___Toc3868_1652958198"/><text:span text:style-name="Source_20_Text">docker-compose.yml</text:span><text:bookmark-end text:name="__RefHeading___Toc3868_1652958198"/></text:h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api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00:800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FASTAPI_ENV=prod</text:span></text:p>
      <text:p text:style-name="P1"><text:span text:style-name="Source_20_Text"><text:s text:c="6"/>- AWS_BUCKET=your-bucket</text:span></text:p>
      <text:p text:style-name="Horizontal_20_Line"/>
      <text:h text:style-name="Heading_20_2" text:outline-level="2"><text:bookmark-start text:name="__RefHeading___Toc3870_1652958198"/>Инструкции по сборке индекса (скрипт <text:span text:style-name="Source_20_Text">scripts/build_index.py</text:span>)<text:bookmark-end text:name="__RefHeading___Toc3870_1652958198"/></text:h>
      <text:p text:style-name="Preformatted_20_Text"><text:span text:style-name="Source_20_Text"># примерный алгоритм</text:span></text:p>
      <text:p text:style-name="Preformatted_20_Text"><text:span text:style-name="Source_20_Text"># 1) пройти по data/processed, собрать тексты и метаданные</text:span></text:p>
      <text:p text:style-name="Preformatted_20_Text"><text:span text:style-name="Source_20_Text"># 2) энкодить батчами через SentenceTransformer</text:span></text:p>
      <text:p text:style-name="Preformatted_20_Text"><text:span text:style-name="Source_20_Text"># 3) добавлять в FAISS</text:span></text:p>
      <text:p text:style-name="P1"><text:span text:style-name="Source_20_Text"># 4) сохранять индекс и метаданные (pickle/JSON)</text:span></text:p>
      <text:p text:style-name="Horizontal_20_Line"/>
      <text:h text:style-name="Heading_20_2" text:outline-level="2"><text:bookmark-start text:name="__RefHeading___Toc3872_1652958198"/>Пример: загрузка ODT и OCR (сценарий)<text:bookmark-end text:name="__RefHeading___Toc3872_1652958198"/></text:h>
      <text:list text:style-name="L13">
        <text:list-item>
          <text:p text:style-name="P23">Распаковать <text:span text:style-name="Source_20_Text">.odt</text:span> (это zip) и взять <text:span text:style-name="Source_20_Text">content.xml</text:span> или использовать <text:span text:style-name="Source_20_Text">odfpy</text:span>.</text:p>
        </text:list-item>
        <text:list-item>
          <text:p text:style-name="P23"><text:soft-page-break/>Собрать текстовые элементы и извлечь картинки из <text:span text:style-name="Source_20_Text">Pictures/</text:span>.</text:p>
        </text:list-item>
        <text:list-item>
          <text:p text:style-name="P23">Для извлечённых картинок прогнать <text:span text:style-name="Source_20_Text">pytesseract</text:span> (предварительно улучшив контраст/порог).</text:p>
        </text:list-item>
        <text:list-item>
          <text:p text:style-name="P23">Добавить полученный текст к общему тексту документа.</text:p>
        </text:list-item>
      </text:list>
      <text:p text:style-name="Horizontal_20_Line"/>
      <text:h text:style-name="Heading_20_2" text:outline-level="2"><text:bookmark-start text:name="__RefHeading___Toc3874_1652958198"/>Работа с S3 (boto3) — пример загрузки индекса/документов<text:bookmark-end text:name="__RefHeading___Toc3874_1652958198"/></text:h>
      <text:p text:style-name="Preformatted_20_Text"><text:span text:style-name="Source_20_Text">import boto3</text:span></text:p>
      <text:p text:style-name="Preformatted_20_Text"><text:span text:style-name="Source_20_Text">s3 = boto3.client('s3')</text:span></text:p>
      <text:p text:style-name="Preformatted_20_Text"/>
      <text:p text:style-name="Preformatted_20_Text"><text:span text:style-name="Source_20_Text">def upload_file(local_path, bucket, key):</text:span></text:p>
      <text:p text:style-name="Preformatted_20_Text"><text:span text:style-name="Source_20_Text"><text:s text:c="4"/>s3.upload_file(local_path, bucket, key)</text:span></text:p>
      <text:p text:style-name="Preformatted_20_Text"/>
      <text:p text:style-name="Preformatted_20_Text"><text:span text:style-name="Source_20_Text">def download_file(bucket, key, local_path):</text:span></text:p>
      <text:p text:style-name="P1"><text:span text:style-name="Source_20_Text"><text:s text:c="4"/>s3.download_file(bucket, key, local_path)</text:span></text:p>
      <text:p text:style-name="Horizontal_20_Line"/>
      <text:h text:style-name="Heading_20_2" text:outline-level="2"><text:bookmark-start text:name="__RefHeading___Toc3876_1652958198"/>Тесты и воспроизводимость<text:bookmark-end text:name="__RefHeading___Toc3876_1652958198"/></text:h>
      <text:list text:style-name="L14">
        <text:list-item>
          <text:p text:style-name="P24">Добавь <text:span text:style-name="Source_20_Text">tests/</text:span> с минимумом unit-тестов: загрузчик (.odt/.pdf), OCR, encoder (маленький тест на пару строк), retriever (search returns top_k results).</text:p>
        </text:list-item>
        <text:list-item>
          <text:p text:style-name="P24">Используй <text:span text:style-name="Source_20_Text">pytest</text:span> и CI (GitHub Actions) для автоматического прогона тестов.</text:p>
        </text:list-item>
      </text:list>
      <text:p text:style-name="Horizontal_20_Line"/>
      <text:h text:style-name="Heading_20_2" text:outline-level="2"><text:bookmark-start text:name="__RefHeading___Toc3878_1652958198"/>Развертывание и продакшн рекомендации<text:bookmark-end text:name="__RefHeading___Toc3878_1652958198"/></text:h>
      <text:list text:style-name="L15">
        <text:list-item>
          <text:p text:style-name="P25"><text:span text:style-name="Strong_20_Emphasis">Маленькие/средние проекты</text:span>: Render / Railway / Heroku (для API), S3 для хранения индекса.</text:p>
        </text:list-item>
        <text:list-item>
          <text:p text:style-name="P25"><text:span text:style-name="Strong_20_Emphasis">Большие</text:span>: отдельный сервер для модели (GPU) — AWS EC2 / GCP / Paperspace + TGI / Ollama.</text:p>
        </text:list-item>
        <text:list-item>
          <text:p text:style-name="P25"><text:span text:style-name="Strong_20_Emphasis">Секреты</text:span>: хранить в переменных окружения (FASTAPI, TG_TOKEN, AWS_KEY, SECRET).</text:p>
        </text:list-item>
        <text:list-item>
          <text:p text:style-name="P25"><text:span text:style-name="Strong_20_Emphasis">Мониторинг</text:span>: Sentry + Prometheus/Grafana (если нужен).</text:p>
        </text:list-item>
      </text:list>
      <text:p text:style-name="Horizontal_20_Line"/>
      <text:h text:style-name="Heading_20_2" text:outline-level="2"><text:bookmark-start text:name="__RefHeading___Toc3880_1652958198"/>Скрипт для автоматического создания файлов (если хочешь быстро развернуть шаблон локально)<text:bookmark-end text:name="__RefHeading___Toc3880_1652958198"/></text:h>
      <text:p text:style-name="Text_20_body">Вставь и запусти этот <text:span text:style-name="Source_20_Text">create_project.sh</text:span> в пустой папке — он создаст структуру и основные файлы (обрати внимание: он перезапишет файлы с теми же именами).</text:p>
      <text:p text:style-name="Preformatted_20_Text"><text:span text:style-name="Source_20_Text">#!/usr/bin/env bash</text:span></text:p>
      <text:p text:style-name="Preformatted_20_Text"><text:soft-page-break/><text:span text:style-name="Source_20_Text">set -e</text:span></text:p>
      <text:p text:style-name="Preformatted_20_Text"><text:span text:style-name="Source_20_Text">mkdir -p Insight_AI_RAG_Assistant/{data/{raw,processed},notebooks,src/{app/routes,data,embeddings,retrieval,generation},scripts,tests,config}</text:span></text:p>
      <text:p text:style-name="Preformatted_20_Text"><text:span text:style-name="Source_20_Text">cd Insight_AI_RAG_Assistant</text:span></text:p>
      <text:p text:style-name="Preformatted_20_Text"><text:span text:style-name="Source_20_Text">cat &gt; Pipfile &lt;&lt;'PIP'</text:span></text:p>
      <text:p text:style-name="Preformatted_20_Text"><text:span text:style-name="Source_20_Text">[[source]]</text:span></text:p>
      <text:p text:style-name="Preformatted_20_Text"><text:span text:style-name="Source_20_Text">url = "https://pypi.org/simple"</text:span></text:p>
      <text:p text:style-name="Preformatted_20_Text"><text:span text:style-name="Source_20_Text">verify_ssl = true</text:span></text:p>
      <text:p text:style-name="Preformatted_20_Text"><text:span text:style-name="Source_20_Text">name = "pypi"</text:span></text:p>
      <text:p text:style-name="Preformatted_20_Text"/>
      <text:p text:style-name="Preformatted_20_Text"><text:span text:style-name="Source_20_Text">[packages]</text:span></text:p>
      <text:p text:style-name="Preformatted_20_Text"><text:span text:style-name="Source_20_Text">fastapi = "*"</text:span></text:p>
      <text:p text:style-name="Preformatted_20_Text"><text:span text:style-name="Source_20_Text">uvicorn = "*"</text:span></text:p>
      <text:p text:style-name="Preformatted_20_Text"><text:span text:style-name="Source_20_Text">pandas = "*"</text:span></text:p>
      <text:p text:style-name="Preformatted_20_Text"><text:span text:style-name="Source_20_Text">numpy = "*"</text:span></text:p>
      <text:p text:style-name="Preformatted_20_Text"><text:span text:style-name="Source_20_Text">nbformat = "*"</text:span></text:p>
      <text:p text:style-name="Preformatted_20_Text"><text:span text:style-name="Source_20_Text">requests = "*"</text:span></text:p>
      <text:p text:style-name="Preformatted_20_Text"><text:span text:style-name="Source_20_Text">sentence-transformers = "*"</text:span></text:p>
      <text:p text:style-name="Preformatted_20_Text"><text:span text:style-name="Source_20_Text">faiss-cpu = "*"</text:span></text:p>
      <text:p text:style-name="Preformatted_20_Text"><text:span text:style-name="Source_20_Text">pymupdf = "*"</text:span></text:p>
      <text:p text:style-name="Preformatted_20_Text"><text:span text:style-name="Source_20_Text">pytesseract = "*"</text:span></text:p>
      <text:p text:style-name="Preformatted_20_Text"><text:span text:style-name="Source_20_Text">chromadb = "*"</text:span></text:p>
      <text:p text:style-name="Preformatted_20_Text"><text:span text:style-name="Source_20_Text">boto3 = "*"</text:span></text:p>
      <text:p text:style-name="Preformatted_20_Text"/>
      <text:p text:style-name="Preformatted_20_Text"><text:span text:style-name="Source_20_Text">[dev-packages]</text:span></text:p>
      <text:p text:style-name="Preformatted_20_Text"><text:span text:style-name="Source_20_Text">jupyter = "*"</text:span></text:p>
      <text:p text:style-name="Preformatted_20_Text"><text:span text:style-name="Source_20_Text">ipykernel = "*"</text:span></text:p>
      <text:p text:style-name="Preformatted_20_Text"/>
      <text:p text:style-name="Preformatted_20_Text"><text:span text:style-name="Source_20_Text">[requires]</text:span></text:p>
      <text:p text:style-name="Preformatted_20_Text"><text:span text:style-name="Source_20_Text">python_version = "3.10"</text:span></text:p>
      <text:p text:style-name="Preformatted_20_Text"><text:span text:style-name="Source_20_Text">PIP</text:span></text:p>
      <text:p text:style-name="Preformatted_20_Text"/>
      <text:p text:style-name="P1"><text:span text:style-name="Source_20_Text">echo "Created basic Pipfile. Now you can edit files and run pipenv install --dev --skip-lock"</text:span></text:p>
      <text:p text:style-name="Horizontal_20_Line"/>
      <text:h text:style-name="Heading_20_2" text:outline-level="2"><text:bookmark-start text:name="__RefHeading___Toc3882_1652958198"/>Что дальше (план работы)<text:bookmark-end text:name="__RefHeading___Toc3882_1652958198"/></text:h>
      <text:list text:style-name="L16">
        <text:list-item>
          <text:p text:style-name="P26">Сделать MVP: парсер файлов → энкодер → FAISS → простой генератор (локальная ТGI или HF pipeline) → FastAPI и Telegram.</text:p>
        </text:list-item>
        <text:list-item>
          <text:p text:style-name="P26">Написать notebook с базовой оценкой (recall@k, precision@k, kval) и примером RAG ответа.</text:p>
        </text:list-item>
        <text:list-item>
          <text:p text:style-name="P26">Улучшать: кластеризация, reranker, продать pipeline (Docker + deploy).</text:p>
        </text:list-item>
      </text:list>
      <text:p text:style-name="Horizontal_20_Line"/>
      <text:p text:style-name="Text_20_body">Если хочешь, я могу:</text:p>
      <text:list text:style-name="L17">
        <text:list-item>
          <text:p text:style-name="P27">сгенерировать архив <text:span text:style-name="Source_20_Text">.zip</text:span> с файлами (подскажу команды для твоей системы),</text:p>
        </text:list-item>
        <text:list-item>
          <text:p text:style-name="P27">или прямо сейчас сгенерировать содержимое каждого файла и выложить сюда (чтобы копировать/вставлять),</text:p>
        </text:list-item>
        <text:list-item>
          <text:p text:style-name="P27">помочь с конкретным модулем: парсер ODT → OCR → сохранение в JSON + индексирование.</text:p>
        </text:list-item>
      </text:list>
      <text:p text:style-name="Text_20_body">Скажи, что предпочитаешь — и продолжим.</text:p>
      <text:h text:style-name="Heading_20_1" text:outline-level="1"><text:bookmark-start text:name="__RefHeading___Toc3884_1652958198"/><text:soft-page-break/>Идея<text:bookmark-end text:name="__RefHeading___Toc3884_1652958198"/></text:h>
      <text:p text:style-name="Text_20_body">такая идея. если попробовать посмотреть кластеризацию кусочков текста из файла "по смыслу". может на основе косинусных расстояний? и может сделать визуализацию wordclaud. проверить гипотезу - будут ли соседние абзацы (преложения) группироваться в кластеры, или кластеры будут состоять из предложений с разных страниц или даже разных файлов</text:p>
      <text:p text:style-name="Text_20_body"/>
      <text:p text:style-name="Text_20_body">💡 Отличная идея, Daria!<text:line-break/>Ты фактически предлагаешь провести <text:span text:style-name="Strong_20_Emphasis">семантический анализ текстов перед построением RAG</text:span>, и это очень крутой шаг:<text:line-break/>он покажет, как твои данные «собраны по смыслу», и поможет оптимизировать нарезку контекста для векторной базы.</text:p>
      <text:p text:style-name="Horizontal_20_Line"/>
      <text:h text:style-name="Heading_20_3" text:outline-level="3"><text:bookmark-start text:name="__RefHeading___Toc3886_1652958198"/>🔍 Что ты предлагаешь сделать — по шагам<text:bookmark-end text:name="__RefHeading___Toc3886_1652958198"/></text:h>
      <text:list text:style-name="L18">
        <text:list-item>
          <text:p text:style-name="P28"><text:span text:style-name="Strong_20_Emphasis">Разбить текст на кусочки</text:span><text:line-break/>Например, по предложениям или абзацам.<text:line-break/>Можно использовать <text:span text:style-name="Source_20_Text">nltk.sent_tokenize()</text:span> или <text:span text:style-name="Source_20_Text">spacy</text:span> для более качественного деления.</text:p>
        </text:list-item>
        <text:list-item>
          <text:p text:style-name="P28"><text:span text:style-name="Strong_20_Emphasis">Векторизовать кусочки</text:span></text:p>
          <text:list>
            <text:list-item>
              <text:p text:style-name="P28">Простой вариант: <text:span text:style-name="Source_20_Text">TfidfVectorizer</text:span> из <text:span text:style-name="Source_20_Text">sklearn</text:span>.</text:p>
            </text:list-item>
            <text:list-item>
              <text:p text:style-name="P28">Более продвинутый: эмбеддинги (<text:span text:style-name="Source_20_Text">SentenceTransformer</text:span> из <text:span text:style-name="Source_20_Text">sentence-transformers</text:span> или <text:span text:style-name="Source_20_Text">OpenAI embeddings</text:span>).</text:p>
            </text:list-item>
          </text:list>
        </text:list-item>
        <text:list-item>
          <text:p text:style-name="P28"><text:span text:style-name="Strong_20_Emphasis">Посчитать косинусные расстояния</text:span> между векторами, чтобы оценить близость по смыслу.</text:p>
        </text:list-item>
        <text:list-item>
          <text:p text:style-name="P28"><text:span text:style-name="Strong_20_Emphasis">Кластеризовать</text:span> текстовые фрагменты (например, с помощью <text:span text:style-name="Source_20_Text">KMeans</text:span>, <text:span text:style-name="Source_20_Text">DBSCAN</text:span> или <text:span text:style-name="Source_20_Text">AgglomerativeClustering</text:span>).</text:p>
        </text:list-item>
        <text:list-item>
          <text:p text:style-name="P28"><text:span text:style-name="Strong_20_Emphasis">Построить визуализацию</text:span></text:p>
          <text:list>
            <text:list-item>
              <text:p text:style-name="P28">Снижение размерности (<text:span text:style-name="Source_20_Text">UMAP</text:span> или <text:span text:style-name="Source_20_Text">t-SNE</text:span>) для 2D.</text:p>
            </text:list-item>
            <text:list-item>
              <text:p text:style-name="P28">Отобразить кластеры на графике (<text:span text:style-name="Source_20_Text">matplotlib</text:span> / <text:span text:style-name="Source_20_Text">plotly</text:span>).</text:p>
            </text:list-item>
            <text:list-item>
              <text:p text:style-name="P28">Дополнительно: построить <text:span text:style-name="Source_20_Text">WordCloud</text:span> для каждого кластера → посмотреть, какие слова «характерны» для него.</text:p>
            </text:list-item>
          </text:list>
        </text:list-item>
        <text:list-item>
          <text:p text:style-name="P28"><text:span text:style-name="Strong_20_Emphasis">Интерпретировать результат</text:span></text:p>
          <text:list>
            <text:list-item>
              <text:p text:style-name="P28">Посмотреть, принадлежат ли близкие по смыслу кусочки одному файлу / разделу.</text:p>
            </text:list-item>
            <text:list-item>
              <text:p text:style-name="P28"><text:soft-page-break/>Проверить гипотезу:<text:line-break/><text:span text:style-name="Emphasis">формируются ли кластеры по смыслу внутри одной темы или «перемешаны» из разных частей документа.</text:span></text:p>
            </text:list-item>
          </text:list>
        </text:list-item>
      </text:list>
      <text:p text:style-name="Horizontal_20_Line"/>
      <text:h text:style-name="Heading_20_3" text:outline-level="3"><text:bookmark-start text:name="__RefHeading___Toc3888_1652958198"/>⚙️ Пример кода (минимальный прототип)<text:bookmark-end text:name="__RefHeading___Toc3888_1652958198"/></text:h>
      <text:p text:style-name="Preformatted_20_Text"><text:span text:style-name="Source_20_Text">import pandas as pd</text:span></text:p>
      <text:p text:style-name="Preformatted_20_Text"><text:span text:style-name="Source_20_Text">from sklearn.feature_extraction.text import TfidfVectorizer</text:span></text:p>
      <text:p text:style-name="Preformatted_20_Text"><text:span text:style-name="Source_20_Text">from sklearn.cluster import KMeans</text:span></text:p>
      <text:p text:style-name="Preformatted_20_Text"><text:span text:style-name="Source_20_Text">from sklearn.decomposition import PCA</text:span></text:p>
      <text:p text:style-name="Preformatted_20_Text"><text:span text:style-name="Source_20_Text">import matplotlib.pyplot as plt</text:span></text:p>
      <text:p text:style-name="Preformatted_20_Text"><text:span text:style-name="Source_20_Text">from wordcloud import WordCloud</text:span></text:p>
      <text:p text:style-name="Preformatted_20_Text"><text:span text:style-name="Source_20_Text">import nltk</text:span></text:p>
      <text:p text:style-name="Preformatted_20_Text"/>
      <text:p text:style-name="Preformatted_20_Text"><text:span text:style-name="Source_20_Text">nltk.download('punkt')</text:span></text:p>
      <text:p text:style-name="Preformatted_20_Text"/>
      <text:p text:style-name="Preformatted_20_Text"><text:span text:style-name="Source_20_Text"># 1. Разбивка на предложения</text:span></text:p>
      <text:p text:style-name="Preformatted_20_Text"><text:span text:style-name="Source_20_Text">with open("text_sample.txt", "r") as f:</text:span></text:p>
      <text:p text:style-name="Preformatted_20_Text"><text:span text:style-name="Source_20_Text"><text:s text:c="4"/>text = f.read()</text:span></text:p>
      <text:p text:style-name="Preformatted_20_Text"/>
      <text:p text:style-name="Preformatted_20_Text"><text:span text:style-name="Source_20_Text">sentences = nltk.sent_tokenize(text)</text:span></text:p>
      <text:p text:style-name="Preformatted_20_Text"/>
      <text:p text:style-name="Preformatted_20_Text"><text:span text:style-name="Source_20_Text"># 2. Векторизация</text:span></text:p>
      <text:p text:style-name="Preformatted_20_Text"><text:span text:style-name="Source_20_Text">vectorizer = TfidfVectorizer(stop_words='english', max_features=2000)</text:span></text:p>
      <text:p text:style-name="Preformatted_20_Text"><text:span text:style-name="Source_20_Text">X = vectorizer.fit_transform(sentences)</text:span></text:p>
      <text:p text:style-name="Preformatted_20_Text"/>
      <text:p text:style-name="Preformatted_20_Text"><text:span text:style-name="Source_20_Text"># 3. Кластеризация</text:span></text:p>
      <text:p text:style-name="Preformatted_20_Text"><text:span text:style-name="Source_20_Text">kmeans = KMeans(n_clusters=5, random_state=42)</text:span></text:p>
      <text:p text:style-name="Preformatted_20_Text"><text:span text:style-name="Source_20_Text">labels = kmeans.fit_predict(X)</text:span></text:p>
      <text:p text:style-name="Preformatted_20_Text"/>
      <text:p text:style-name="Preformatted_20_Text"><text:span text:style-name="Source_20_Text"># 4. Визуализация кластеров</text:span></text:p>
      <text:p text:style-name="Preformatted_20_Text"><text:span text:style-name="Source_20_Text">pca = PCA(n_components=2)</text:span></text:p>
      <text:p text:style-name="Preformatted_20_Text"><text:span text:style-name="Source_20_Text">points = pca.fit_transform(X.toarray())</text:span></text:p>
      <text:p text:style-name="Preformatted_20_Text"/>
      <text:p text:style-name="Preformatted_20_Text"><text:span text:style-name="Source_20_Text">plt.figure(figsize=(10, 6))</text:span></text:p>
      <text:p text:style-name="Preformatted_20_Text"><text:span text:style-name="Source_20_Text">plt.scatter(points[:, 0], points[:, 1], c=labels, cmap='tab10')</text:span></text:p>
      <text:p text:style-name="Preformatted_20_Text"><text:span text:style-name="Source_20_Text">plt.title("Semantic Clusters of Sentences")</text:span></text:p>
      <text:p text:style-name="Preformatted_20_Text"><text:span text:style-name="Source_20_Text">plt.show()</text:span></text:p>
      <text:p text:style-name="Preformatted_20_Text"/>
      <text:p text:style-name="Preformatted_20_Text"><text:span text:style-name="Source_20_Text"># 5. WordCloud для каждого кластера</text:span></text:p>
      <text:p text:style-name="Preformatted_20_Text"><text:span text:style-name="Source_20_Text">for i in range(5):</text:span></text:p>
      <text:p text:style-name="Preformatted_20_Text"><text:span text:style-name="Source_20_Text"><text:s text:c="4"/>cluster_text = " ".join([sentences[j] for j in range(len(sentences)) if labels[j] == i])</text:span></text:p>
      <text:p text:style-name="Preformatted_20_Text"><text:span text:style-name="Source_20_Text"><text:s text:c="4"/>wc = WordCloud(width=800, height=400, background_color="white").generate(cluster_text)</text:span></text:p>
      <text:p text:style-name="Preformatted_20_Text"><text:span text:style-name="Source_20_Text"><text:s text:c="4"/>plt.figure()</text:span></text:p>
      <text:p text:style-name="Preformatted_20_Text"><text:span text:style-name="Source_20_Text"><text:s text:c="4"/>plt.imshow(wc, interpolation="bilinear")</text:span></text:p>
      <text:p text:style-name="Preformatted_20_Text"><text:span text:style-name="Source_20_Text"><text:s text:c="4"/>plt.axis("off")</text:span></text:p>
      <text:p text:style-name="Preformatted_20_Text"><text:span text:style-name="Source_20_Text"><text:s text:c="4"/>plt.title(f"Cluster {i}")</text:span></text:p>
      <text:p text:style-name="P1"><text:span text:style-name="Source_20_Text"><text:s text:c="4"/>plt.show()</text:span></text:p>
      <text:p text:style-name="Horizontal_20_Line"/>
      <text:h text:style-name="Heading_20_3" text:outline-level="3"><text:bookmark-start text:name="__RefHeading___Toc3890_1652958198"/>🔬 Идеи для развития:<text:bookmark-end text:name="__RefHeading___Toc3890_1652958198"/></text:h>
      <text:list text:style-name="L19">
        <text:list-item>
          <text:p text:style-name="P29">Вместо TF-IDF использовать <text:span text:style-name="Strong_20_Emphasis"><text:span text:style-name="Source_20_Text">SentenceTransformer('all-MiniLM-L6-v2')</text:span></text:span> → результаты будут намного точнее.</text:p>
        </text:list-item>
        <text:list-item>
          <text:p text:style-name="P29"><text:soft-page-break/>Добавить метаданные (<text:span text:style-name="Source_20_Text">filename</text:span>, <text:span text:style-name="Source_20_Text">page_number</text:span>) и проверить:<text:line-break/>к какому файлу чаще всего относятся предложения одного кластера.</text:p>
        </text:list-item>
        <text:list-item>
          <text:p text:style-name="P29">Построить тепловую карту (<text:span text:style-name="Source_20_Text">seaborn.heatmap</text:span>) косинусных расстояний для анализа плотности кластеров.</text:p>
        </text:list-item>
      </text:list>
      <text:p text:style-name="Horizontal_20_Line"/>
      <text:p text:style-name="Text_20_body">Хочешь, я помогу сделать полноценный модуль (скрипт / ноутбук) <text:span text:style-name="Source_20_Text">semantic_clustering.ipynb</text:span>, который:</text:p>
      <text:list text:style-name="L20">
        <text:list-item>
          <text:p text:style-name="P30">принимает все тексты из каталога <text:span text:style-name="Source_20_Text">/data/raw_texts/</text:span>,</text:p>
        </text:list-item>
        <text:list-item>
          <text:p text:style-name="P30">делает нарезку на кусочки,</text:p>
        </text:list-item>
        <text:list-item>
          <text:p text:style-name="P30">строит кластеры и wordcloud’ы,</text:p>
        </text:list-item>
        <text:list-item>
          <text:p text:style-name="P30">и сохраняет результат в <text:span text:style-name="Source_20_Text">/data/processed/semantic_clusters.csv</text:span>?</text:p>
        </text:list-item>
      </text:list>
      <text:p text:style-name="Text_20_body">Это будет отличной частью <text:span text:style-name="Strong_20_Emphasis">“Анализа и обработки данных”</text:span> для твоего дипломного проекта — и даст +баллы в разделе EDA и визуализация.</text:p>
      <text:h text:style-name="Heading_20_1" text:outline-level="1"><text:bookmark-start text:name="__RefHeading___Toc3915_1652958198"/><text:s/><text:span text:style-name="Strong_20_Emphasis">план и шаблон проекта для модуля </text:span><text:span text:style-name="Source_20_Text">semantic_clustering.ipynb</text:span><text:bookmark-end text:name="__RefHeading___Toc3915_1652958198"/></text:h>
      <text:p text:style-name="Text_20_body">Отлично 💪<text:line-break/>Тогда вот подробный <text:span text:style-name="Strong_20_Emphasis">план и шаблон проекта для модуля </text:span><text:span text:style-name="Strong_20_Emphasis"><text:span text:style-name="Source_20_Text">semantic_clustering.ipynb</text:span></text:span>,<text:line-break/>который будет частью раздела <text:span text:style-name="Emphasis">«1. Анализ и обработка данных»</text:span> твоего диплома.</text:p>
      <text:p text:style-name="Horizontal_20_Line"/>
      <text:h text:style-name="Heading_20_2" text:outline-level="2"><text:bookmark-start text:name="__RefHeading___Toc3892_1652958198"/>🧩 1. Структура проекта (папки)<text:bookmark-end text:name="__RefHeading___Toc3892_1652958198"/></text:h>
      <text:p text:style-name="Preformatted_20_Text"><text:span text:style-name="Source_20_Text">Insight-AI-RAG-Assistant/</text:span></text:p>
      <text:p text:style-name="Preformatted_20_Text"><text:span text:style-name="Source_20_Text">│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raw_texts/ <text:s text:c="16"/># исходные файлы (odt, pdf, ipynb и др.)</text:span></text:p>
      <text:p text:style-name="Preformatted_20_Text"><text:span text:style-name="Source_20_Text">│ <text:s text:c="2"/>├── extracted_texts/ <text:s text:c="10"/># очищенные тексты в .txt</text:span></text:p>
      <text:p text:style-name="Preformatted_20_Text"><text:span text:style-name="Source_20_Text">│ <text:s text:c="2"/>└── processed/</text:span></text:p>
      <text:p text:style-name="Preformatted_20_Text"><text:span text:style-name="Source_20_Text">│ <text:s text:c="6"/>├── semantic_clusters.csv <text:s/># результат кластеризации</text:span></text:p>
      <text:p text:style-name="Preformatted_20_Text"><text:span text:style-name="Source_20_Text">│ <text:s text:c="6"/>└── cluster_wordclouds/ <text:s text:c="3"/># сохранённые wordcloud картинки</text:span></text:p>
      <text:p text:style-name="Preformatted_20_Text"><text:span text:style-name="Source_20_Text">│</text:span></text:p>
      <text:p text:style-name="Preformatted_20_Text"><text:span text:style-name="Source_20_Text">├── notebooks/</text:span></text:p>
      <text:p text:style-name="Preformatted_20_Text"><text:span text:style-name="Source_20_Text">│ <text:s text:c="2"/>└── semantic_clustering.ipynb <text:s/># анализ смысловых кластеров</text:span></text:p>
      <text:p text:style-name="Preformatted_20_Text"><text:span text:style-name="Source_20_Text">│</text:span></text:p>
      <text:p text:style-name="Preformatted_20_Text"><text:span text:style-name="Source_20_Text">├── scripts/</text:span></text:p>
      <text:p text:style-name="Preformatted_20_Text"><text:span text:style-name="Source_20_Text">│ <text:s text:c="2"/>└── text_extraction.py <text:s text:c="8"/># модуль для извлечения текста из файлов</text:span></text:p>
      <text:p text:style-name="Preformatted_20_Text"><text:span text:style-name="Source_20_Text">│</text:span></text:p>
      <text:p text:style-name="Preformatted_20_Text"><text:span text:style-name="Source_20_Text">├── Pipfile</text:span></text:p>
      <text:p text:style-name="P1"><text:span text:style-name="Source_20_Text">└── README.md</text:span></text:p>
      <text:p text:style-name="Horizontal_20_Line"/>
      <text:h text:style-name="Heading_20_2" text:outline-level="2"><text:bookmark-start text:name="__RefHeading___Toc3894_1652958198"/><text:soft-page-break/>⚙️ 2. Шаги, реализуемые в <text:span text:style-name="Source_20_Text">semantic_clustering.ipynb</text:span><text:bookmark-end text:name="__RefHeading___Toc3894_1652958198"/></text:h>
      <text:h text:style-name="Heading_20_3" text:outline-level="3"><text:bookmark-start text:name="__RefHeading___Toc3896_1652958198"/>🔹 Шаг 1. Загрузка и подготовка данных<text:bookmark-end text:name="__RefHeading___Toc3896_1652958198"/></text:h>
      <text:p text:style-name="Text_20_body">Импортируем все тексты из папки <text:span text:style-name="Source_20_Text">/data/extracted_texts/</text:span>.<text:line-break/>Каждый файл читается в DataFrame, где будут поля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filename</text:p>
            </table:table-cell>
            <table:table-cell table:style-name="Table1.A1" office:value-type="string">
              <text:p text:style-name="Table_20_Heading">paragraph</text:p>
            </table:table-cell>
            <table:table-cell table:style-name="Table1.A1" office:value-type="string">
              <text:p text:style-name="Table_20_Heading">source</text:p>
            </table:table-cell>
            <table:table-cell table:style-name="Table1.A1" office:value-type="string">
              <text:p text:style-name="Table_20_Heading">tokens_count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otes.odt</text:p>
          </table:table-cell>
          <table:table-cell table:style-name="Table1.A1" office:value-type="string">
            <text:p text:style-name="Table_20_Contents">“В машинном обучении…”</text:p>
          </table:table-cell>
          <table:table-cell table:style-name="Table1.A1" office:value-type="string">
            <text:p text:style-name="Table_20_Contents">odt</text:p>
          </table:table-cell>
          <table:table-cell table:style-name="Table1.A1" office:value-type="string">
            <text:p text:style-name="Table_20_Contents">128</text:p>
          </table:table-cell>
        </table:table-row>
      </table:table>
      <text:p text:style-name="Preformatted_20_Text"><text:span text:style-name="Source_20_Text">import os</text:span></text:p>
      <text:p text:style-name="Preformatted_20_Text"><text:span text:style-name="Source_20_Text">import pandas as pd</text:span></text:p>
      <text:p text:style-name="Preformatted_20_Text"><text:span text:style-name="Source_20_Text">from nltk import sent_tokenize</text:span></text:p>
      <text:p text:style-name="Preformatted_20_Text"/>
      <text:p text:style-name="Preformatted_20_Text"><text:span text:style-name="Source_20_Text">texts_dir = "../data/extracted_texts"</text:span></text:p>
      <text:p text:style-name="Preformatted_20_Text"/>
      <text:p text:style-name="Preformatted_20_Text"><text:span text:style-name="Source_20_Text">data = []</text:span></text:p>
      <text:p text:style-name="Preformatted_20_Text"><text:span text:style-name="Source_20_Text">for file in os.listdir(texts_dir):</text:span></text:p>
      <text:p text:style-name="Preformatted_20_Text"><text:span text:style-name="Source_20_Text"><text:s text:c="4"/>if file.endswith(".txt"):</text:span></text:p>
      <text:p text:style-name="Preformatted_20_Text"><text:span text:style-name="Source_20_Text"><text:s text:c="8"/>with open(os.path.join(texts_dir, file), "r", encoding="utf-8") as f:</text:span></text:p>
      <text:p text:style-name="Preformatted_20_Text"><text:span text:style-name="Source_20_Text"><text:s text:c="12"/>text = f.read()</text:span></text:p>
      <text:p text:style-name="Preformatted_20_Text"><text:span text:style-name="Source_20_Text"><text:s text:c="12"/>for paragraph in sent_tokenize(text):</text:span></text:p>
      <text:p text:style-name="Preformatted_20_Text"><text:span text:style-name="Source_20_Text"><text:s text:c="16"/>data.append({"filename": file, "paragraph": paragraph})</text:span></text:p>
      <text:p text:style-name="Preformatted_20_Text"/>
      <text:p text:style-name="Preformatted_20_Text"><text:span text:style-name="Source_20_Text">df = pd.DataFrame(data)</text:span></text:p>
      <text:p text:style-name="Preformatted_20_Text"><text:span text:style-name="Source_20_Text">df["tokens_count"] = df["paragraph"].apply(lambda x: len(x.split()))</text:span></text:p>
      <text:p text:style-name="P1"><text:span text:style-name="Source_20_Text">df.head()</text:span></text:p>
      <text:p text:style-name="Horizontal_20_Line"/>
      <text:h text:style-name="Heading_20_3" text:outline-level="3"><text:bookmark-start text:name="__RefHeading___Toc3898_1652958198"/>🔹 Шаг 2. Векторизация (TF-IDF или SentenceTransformer)<text:bookmark-end text:name="__RefHeading___Toc3898_1652958198"/></text:h>
      <text:h text:style-name="Heading_20_4" text:outline-level="4"><text:bookmark-start text:name="__RefHeading___Toc3900_1652958198"/>✅ Вариант 1 — TF-IDF (простой)<text:bookmark-end text:name="__RefHeading___Toc3900_1652958198"/></text:h>
      <text:p text:style-name="Preformatted_20_Text"><text:span text:style-name="Source_20_Text">from sklearn.feature_extraction.text import TfidfVectorizer</text:span></text:p>
      <text:p text:style-name="Preformatted_20_Text"/>
      <text:p text:style-name="Preformatted_20_Text"><text:span text:style-name="Source_20_Text">vectorizer = TfidfVectorizer(stop_words="russian", max_features=5000)</text:span></text:p>
      <text:p text:style-name="P1"><text:span text:style-name="Source_20_Text">X = vectorizer.fit_transform(df["paragraph"])</text:span></text:p>
      <text:h text:style-name="Heading_20_4" text:outline-level="4"><text:bookmark-start text:name="__RefHeading___Toc3902_1652958198"/>🚀 Вариант 2 — Эмбеддинги (Sentence-BERT)<text:bookmark-end text:name="__RefHeading___Toc3902_1652958198"/></text:h>
      <text:p text:style-name="Text_20_body">(лучше для RAG-проекта)</text:p>
      <text:p text:style-name="Preformatted_20_Text"><text:span text:style-name="Source_20_Text">from sentence_transformers import SentenceTransformer</text:span></text:p>
      <text:p text:style-name="Preformatted_20_Text"/>
      <text:p text:style-name="Preformatted_20_Text"><text:span text:style-name="Source_20_Text">model = SentenceTransformer('all-MiniLM-L6-v2')</text:span></text:p>
      <text:p text:style-name="P1"><text:span text:style-name="Source_20_Text">X = model.encode(df["paragraph"], show_progress_bar=True)</text:span></text:p>
      <text:p text:style-name="Horizontal_20_Line"/>
      <text:h text:style-name="Heading_20_3" text:outline-level="3"><text:bookmark-start text:name="__RefHeading___Toc3904_1652958198"/>🔹 Шаг 3. Кластеризация<text:bookmark-end text:name="__RefHeading___Toc3904_1652958198"/></text:h>
      <text:p text:style-name="Text_20_body">Попробуем несколько алгоритмов (KMeans, DBSCAN, Agglomerative).</text:p>
      <text:p text:style-name="Preformatted_20_Text"><text:span text:style-name="Source_20_Text">from sklearn.cluster import KMeans</text:span></text:p>
      <text:p text:style-name="Preformatted_20_Text"/>
      <text:p text:style-name="Preformatted_20_Text"><text:span text:style-name="Source_20_Text">n_clusters = 10</text:span></text:p>
      <text:p text:style-name="Preformatted_20_Text"><text:span text:style-name="Source_20_Text">kmeans = KMeans(n_clusters=n_clusters, random_state=42)</text:span></text:p>
      <text:p text:style-name="P1"><text:soft-page-break/><text:span text:style-name="Source_20_Text">df["cluster"] = kmeans.fit_predict(X)</text:span></text:p>
      <text:p text:style-name="Horizontal_20_Line"/>
      <text:h text:style-name="Heading_20_3" text:outline-level="3"><text:bookmark-start text:name="__RefHeading___Toc3906_1652958198"/>🔹 Шаг 4. Визуализация (PCA / UMAP + WordCloud)<text:bookmark-end text:name="__RefHeading___Toc3906_1652958198"/></text:h>
      <text:p text:style-name="Preformatted_20_Text"><text:span text:style-name="Source_20_Text">from sklearn.decomposition import PCA</text:span></text:p>
      <text:p text:style-name="Preformatted_20_Text"><text:span text:style-name="Source_20_Text">import matplotlib.pyplot as plt</text:span></text:p>
      <text:p text:style-name="Preformatted_20_Text"><text:span text:style-name="Source_20_Text">import seaborn as sns</text:span></text:p>
      <text:p text:style-name="Preformatted_20_Text"><text:span text:style-name="Source_20_Text">from wordcloud import WordCloud</text:span></text:p>
      <text:p text:style-name="Preformatted_20_Text"/>
      <text:p text:style-name="Preformatted_20_Text"><text:span text:style-name="Source_20_Text"># PCA для 2D-проекции</text:span></text:p>
      <text:p text:style-name="Preformatted_20_Text"><text:span text:style-name="Source_20_Text">pca = PCA(n_components=2)</text:span></text:p>
      <text:p text:style-name="Preformatted_20_Text"><text:span text:style-name="Source_20_Text">points = pca.fit_transform(X)</text:span></text:p>
      <text:p text:style-name="Preformatted_20_Text"/>
      <text:p text:style-name="Preformatted_20_Text"><text:span text:style-name="Source_20_Text">df["x"] = points[:, 0]</text:span></text:p>
      <text:p text:style-name="Preformatted_20_Text"><text:span text:style-name="Source_20_Text">df["y"] = points[:, 1]</text:span></text:p>
      <text:p text:style-name="Preformatted_20_Text"/>
      <text:p text:style-name="Preformatted_20_Text"><text:span text:style-name="Source_20_Text">plt.figure(figsize=(10, 6))</text:span></text:p>
      <text:p text:style-name="Preformatted_20_Text"><text:span text:style-name="Source_20_Text">sns.scatterplot(data=df, x="x", y="y", hue="cluster", palette="tab10")</text:span></text:p>
      <text:p text:style-name="Preformatted_20_Text"><text:span text:style-name="Source_20_Text">plt.title("Semantic Clusters of Text Paragraphs")</text:span></text:p>
      <text:p text:style-name="P1"><text:span text:style-name="Source_20_Text">plt.show()</text:span></text:p>
      <text:p text:style-name="Text_20_body"><text:span text:style-name="Strong_20_Emphasis">WordCloud по каждому кластеру:</text:span></text:p>
      <text:p text:style-name="Preformatted_20_Text"><text:span text:style-name="Source_20_Text">import os</text:span></text:p>
      <text:p text:style-name="Preformatted_20_Text"><text:span text:style-name="Source_20_Text">os.makedirs("../data/processed/cluster_wordclouds", exist_ok=True)</text:span></text:p>
      <text:p text:style-name="Preformatted_20_Text"/>
      <text:p text:style-name="Preformatted_20_Text"><text:span text:style-name="Source_20_Text">for i in sorted(df["cluster"].unique()):</text:span></text:p>
      <text:p text:style-name="Preformatted_20_Text"><text:span text:style-name="Source_20_Text"><text:s text:c="4"/>cluster_text = " ".join(df[df["cluster"] == i]["paragraph"])</text:span></text:p>
      <text:p text:style-name="Preformatted_20_Text"><text:span text:style-name="Source_20_Text"><text:s text:c="4"/>wc = WordCloud(width=1000, height=600, background_color="white").generate(cluster_text)</text:span></text:p>
      <text:p text:style-name="Preformatted_20_Text"><text:span text:style-name="Source_20_Text"><text:s text:c="4"/></text:span></text:p>
      <text:p text:style-name="Preformatted_20_Text"><text:span text:style-name="Source_20_Text"><text:s text:c="4"/>wc.to_file(f"../data/processed/cluster_wordclouds/cluster_{i}.png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lt.figure(figsize=(10,5))</text:span></text:p>
      <text:p text:style-name="Preformatted_20_Text"><text:span text:style-name="Source_20_Text"><text:s text:c="4"/>plt.imshow(wc, interpolation="bilinear")</text:span></text:p>
      <text:p text:style-name="Preformatted_20_Text"><text:span text:style-name="Source_20_Text"><text:s text:c="4"/>plt.axis("off")</text:span></text:p>
      <text:p text:style-name="Preformatted_20_Text"><text:span text:style-name="Source_20_Text"><text:s text:c="4"/>plt.title(f"Cluster {i}")</text:span></text:p>
      <text:p text:style-name="P1"><text:span text:style-name="Source_20_Text"><text:s text:c="4"/>plt.show()</text:span></text:p>
      <text:p text:style-name="Horizontal_20_Line"/>
      <text:h text:style-name="Heading_20_3" text:outline-level="3"><text:bookmark-start text:name="__RefHeading___Toc3908_1652958198"/>🔹 Шаг 5. Анализ результата<text:bookmark-end text:name="__RefHeading___Toc3908_1652958198"/></text:h>
      <text:p text:style-name="Text_20_body">Добавь аналитические блоки:</text:p>
      <text:list text:style-name="L21">
        <text:list-item>
          <text:p text:style-name="P31">Распределение абзацев по файлам в каждом кластере:</text:p>
          <text:p text:style-name="P10"><text:span text:style-name="Source_20_Text">df.groupby(["cluster", "filename"]).size().unstack(fill_value=0)</text:span></text:p>
        </text:list-item>
        <text:list-item>
          <text:p text:style-name="P31">Проверка гипотезы: совпадают ли темы кластера и структуры исходных документов.</text:p>
        </text:list-item>
        <text:list-item>
          <text:p text:style-name="P31">Примеры абзацев из одного кластера:</text:p>
          <text:p text:style-name="P9"><text:span text:style-name="Source_20_Text">for i in range(3):</text:span></text:p>
          <text:p text:style-name="P9"><text:span text:style-name="Source_20_Text"><text:s text:c="4"/>print(f"\n=== CLUSTER {i} ===\n")</text:span></text:p>
          <text:p text:style-name="P10"><text:span text:style-name="Source_20_Text"><text:s text:c="4"/>print("\n".join(df[df["cluster"] == i]["paragraph"].head(3).tolist()))</text:span></text:p>
        </text:list-item>
      </text:list>
      <text:p text:style-name="Horizontal_20_Line"/>
      <text:h text:style-name="Heading_20_3" text:outline-level="3"><text:bookmark-start text:name="__RefHeading___Toc3910_1652958198"/><text:soft-page-break/>🔹 Шаг 6. Сохранение результата<text:bookmark-end text:name="__RefHeading___Toc3910_1652958198"/></text:h>
      <text:p text:style-name="P1"><text:span text:style-name="Source_20_Text">df.to_csv("../data/processed/semantic_clusters.csv", index=False)</text:span></text:p>
      <text:p text:style-name="Horizontal_20_Line"/>
      <text:h text:style-name="Heading_20_3" text:outline-level="3"><text:bookmark-start text:name="__RefHeading___Toc3912_1652958198"/>💡 Результат работы ноутбука<text:bookmark-end text:name="__RefHeading___Toc3912_1652958198"/></text:h>
      <text:list text:style-name="L22">
        <text:list-item>
          <text:p text:style-name="P32">CSV с кластерами (<text:span text:style-name="Source_20_Text">semantic_clusters.csv</text:span>)</text:p>
        </text:list-item>
        <text:list-item>
          <text:p text:style-name="P32">Картинки <text:span text:style-name="Source_20_Text">WordCloud</text:span> по каждому кластеру</text:p>
        </text:list-item>
        <text:list-item>
          <text:p text:style-name="P32">График семантических связей</text:p>
        </text:list-item>
        <text:list-item>
          <text:p text:style-name="P32">Интерпретация гипотез:<text:line-break/><text:span text:style-name="Emphasis">“Большинство предложений кластера №3 происходят из лекции о моделях RNN.”</text:span></text:p>
        </text:list-item>
      </text:list>
      <text:p text:style-name="Horizontal_20_Line"/>
      <text:p text:style-name="Text_20_body">Хочешь, чтобы я сгенерировала готовый ноутбук <text:span text:style-name="Source_20_Text">semantic_clustering.ipynb</text:span> (в виде файла, который можно сразу запустить в VSCode)?<text:line-break/>Я включу туда код, визуализации и описания Markdown ячеек, как в дипломном проекте.</text:p>
      <text:h text:style-name="Heading_20_1" text:outline-level="1">/Insight AI RAG-based Assistant/test_te<text:span text:style-name="T1">x</text:span>t </text:h>
      <text:p text:style-name="P7"/>
      <text:p text:style-name="Standard">/Insight AI RAG-based Assistant/test_te<text:span text:style-name="T1">x</text:span>t находится документ odt. его распаковать, отдельный датафрейм путь_картинки/распознанный текст. посмотреть количество картинок к пустым текстам - визуализация. по метаданным посмотреть самой и сравнить качество распознавания текстов "на глаз". соединение распознанного текста с картинок с текстом всего конспекта - вклейки в "нужных местах". там есть регулярные выражния для параграфов разных уровней? в этом смысле считаем конспект строго структурированным по оглавлениям разных уровней. и разбить надо четкими блоками - тема 1 уровня вкючает некоторое количество оглавлений 2 уровня, каждый из которых может содержать еще дополнительно оглавления 3 уровня. Также часть текста может быть на английском языке, большая часть на русском, переводить не надо, надо оставить язык источника. </text:p>
      <text:p text:style-name="Standard"/>
      <text:h text:style-name="Heading_20_1" text:outline-level="1">Notebooks/odt Image Ocr And Structured Merge.<text:span text:style-name="T2">ipynb</text:span></text:h>
      <text:p text:style-name="Standard"/>
      <text:p text:style-name="Text_20_body">Готово — я создал в проекте файл-скрипт/ядро <text:span text:style-name="Source_20_Text">notebooks/odt_image_ocr_and_structured_merge.py</text:span>.</text:p>
      <text:p text:style-name="Text_20_body">Что в нём есть (кратко):</text:p>
      <text:list text:style-name="L23">
        <text:list-item>
          <text:p text:style-name="P33">распаковка <text:span text:style-name="Source_20_Text">.odt</text:span>, извлечение <text:span text:style-name="Source_20_Text">content.xml</text:span> и картинок;</text:p>
        </text:list-item>
        <text:list-item>
          <text:p text:style-name="P33">парсинг элементов документа (заголовки/параграфы) с учётом уровней;</text:p>
        </text:list-item>
        <text:list-item>
          <text:p text:style-name="P33">OCR картинок (<text:span text:style-name="Source_20_Text">pytesseract</text:span>) и формирование DataFrame с <text:span text:style-name="Source_20_Text">image_path</text:span> и <text:span text:style-name="Source_20_Text">ocr_text</text:span>;</text:p>
        </text:list-item>
        <text:list-item>
          <text:p text:style-name="P33">визуализация количества пустых распознаний;</text:p>
        </text:list-item>
        <text:list-item>
          <text:p text:style-name="P33"><text:soft-page-break/>вставка OCR-текста в структуру документа (новые строки <text:span text:style-name="Source_20_Text">ocr_insert</text:span>);</text:p>
        </text:list-item>
        <text:list-item>
          <text:p text:style-name="P33">построение иерархических блоков по уровням оглавлений (level1 → level2 → level3);</text:p>
        </text:list-item>
        <text:list-item>
          <text:p text:style-name="P33">сохранение результатов в <text:span text:style-name="Source_20_Text">data/processed/odt_extracted</text:span> и экспорт CSV/png.</text:p>
        </text:list-item>
      </text:list>
      <text:p text:style-name="Text_20_body">Дальше могу:</text:p>
      <text:list text:style-name="L24">
        <text:list-item>
          <text:p text:style-name="P34">сгенерировать соответствующий <text:span text:style-name="Source_20_Text">semantic_clustering.ipynb</text:span>, использующий результаты из этого скрипта и делающий кластеризацию/wordcloud/UMAP;</text:p>
        </text:list-item>
        <text:list-item>
          <text:p text:style-name="P34">помочь запустить скрипт у тебя локально (какие пакеты поставить, команды);</text:p>
        </text:list-item>
        <text:list-item>
          <text:p text:style-name="P34">поправить логику встраивания OCR (вставлять после/до/заменять) по твоему желанию.</text:p>
        </text:list-item>
      </text:list>
      <text:p text:style-name="Text_20_body">Что делаем дальше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2:24:13.054871342</meta:creation-date>
    <dc:date>2025-09-28T13:35:46.382994009</dc:date>
    <meta:editing-duration>PT28M42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27" meta:paragraph-count="887" meta:word-count="4266" meta:character-count="33961" meta:non-whitespace-character-count="29741"/>
  </office:meta>
</office:document-meta>
</file>